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3" style:family="table">
      <style:table-properties style:width="4in" fo:margin-left="-0.0403in" fo:margin-top="0in" fo:margin-bottom="0in" table:align="left"/>
    </style:style>
    <style:style style:name="Table3.A" style:family="table-column">
      <style:table-column-properties style:column-width="0.2528in"/>
    </style:style>
    <style:style style:name="Table3.B" style:family="table-column">
      <style:table-column-properties style:column-width="0.5583in"/>
    </style:style>
    <style:style style:name="Table3.C" style:family="table-column">
      <style:table-column-properties style:column-width="0.5653in"/>
    </style:style>
    <style:style style:name="Table3.D" style:family="table-column">
      <style:table-column-properties style:column-width="0.1861in"/>
    </style:style>
    <style:style style:name="Table3.E" style:family="table-column">
      <style:table-column-properties style:column-width="0.9208in"/>
    </style:style>
    <style:style style:name="Table3.F" style:family="table-column">
      <style:table-column-properties style:column-width="0.1674in"/>
    </style:style>
    <style:style style:name="Table3.G" style:family="table-column">
      <style:table-column-properties style:column-width="0.4313in"/>
    </style:style>
    <style:style style:name="Table3.H" style:family="table-column">
      <style:table-column-properties style:column-width="0.4826in"/>
    </style:style>
    <style:style style:name="Table3.I" style:family="table-column">
      <style:table-column-properties style:column-width="0.4354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3.B2" style:family="table-cell" style:data-style-name="N130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684in" fo:margin-left="-0.0417in" fo:margin-top="0in" fo:margin-bottom="0in" table:align="left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386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  <style:text-properties officeooo:paragraph-rsid="003cee2d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officeooo:paragraph-rsid="0027bb88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12db7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>
      <style:text-properties officeooo:rsid="003cee2d" officeooo:paragraph-rsid="003cee2d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27bb88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112db7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1c20fb" officeooo:paragraph-rsid="00112db7"/>
    </style:style>
    <style:style style:name="P10" style:family="paragraph" style:parent-style-name="Text_20_body">
      <style:text-properties officeooo:rsid="001c20fb" officeooo:paragraph-rsid="0047928a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20fb" officeooo:paragraph-rsid="00112db7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d19eb" officeooo:paragraph-rsid="00112db7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dd7fb" officeooo:paragraph-rsid="004fb3c5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dd7fb" officeooo:paragraph-rsid="00112db7" style:font-weight-asian="bold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fae58" officeooo:paragraph-rsid="00112db7" style:font-weight-asian="bold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0250d" officeooo:paragraph-rsid="00112db7" style:font-weight-asian="bold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21f34" officeooo:paragraph-rsid="00112db7" style:font-weight-asian="bold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cc22" officeooo:paragraph-rsid="00112db7" style:font-weight-asian="bold" style:font-weight-complex="bold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56543" officeooo:paragraph-rsid="00112db7" style:font-weight-asian="bold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7bb88" officeooo:paragraph-rsid="0027bb88" style:font-weight-asian="bold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97060" officeooo:paragraph-rsid="00297060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be0cc" officeooo:paragraph-rsid="002be0cc" style:font-weight-asian="bold" style:font-weight-complex="bol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e06b9" officeooo:paragraph-rsid="00112db7" style:font-weight-asian="bold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00a56" officeooo:paragraph-rsid="00112db7" style:font-weight-asian="bold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23c70" officeooo:paragraph-rsid="00112db7" style:font-weight-asian="bold" style:font-weight-complex="bold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b6548" officeooo:paragraph-rsid="004b6548" style:font-weight-asian="bold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c7757" officeooo:paragraph-rsid="004c7757" style:font-weight-asian="bold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e0b3a" officeooo:paragraph-rsid="004e0b3a" style:font-weight-asian="bold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1732c" officeooo:paragraph-rsid="0051732c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1c286" officeooo:paragraph-rsid="0051c286" style:font-weight-asian="bold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28c0f" officeooo:paragraph-rsid="00528c0f" style:font-weight-asian="bold" style:font-weight-complex="bold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1d19eb" officeooo:paragraph-rsid="00112db7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1dd7fb" officeooo:paragraph-rsid="004b6548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rsid="001dd7fb" officeooo:paragraph-rsid="00112db7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officeooo:rsid="001fae58" officeooo:paragraph-rsid="00112db7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officeooo:rsid="002035f7" officeooo:paragraph-rsid="00112db7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2320a3" officeooo:paragraph-rsid="00112db7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paragraph-rsid="00112db7" style:font-weight-asian="normal" style:font-weight-complex="normal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00a56" officeooo:paragraph-rsid="00112db7" style:font-weight-asian="normal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e06b9" officeooo:paragraph-rsid="00112db7" style:font-weight-asian="normal" style:font-weight-complex="normal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4e0b3a" officeooo:paragraph-rsid="004e0b3a" style:font-weight-asian="normal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4e0b3a" officeooo:paragraph-rsid="0051732c" style:font-weight-asian="normal" style:font-weight-complex="normal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51732c" officeooo:paragraph-rsid="0051732c" style:font-weight-asian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24cc22" officeooo:paragraph-rsid="00112db7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officeooo:rsid="0024cc22" officeooo:paragraph-rsid="00112db7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27bb88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297060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2b1a80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2baa19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2bf03d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2c373c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2cae5f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2d391e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2e06b9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27bb88" officeooo:paragraph-rsid="004b6548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297060" officeooo:paragraph-rsid="00297060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02baa19" officeooo:paragraph-rsid="002baa19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02be0cc" officeooo:paragraph-rsid="002be0cc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02bf03d" officeooo:paragraph-rsid="002bf03d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02bf03d" officeooo:paragraph-rsid="002c373c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02e06b9" officeooo:paragraph-rsid="00112db7"/>
    </style:style>
    <style:style style:name="P62" style:family="paragraph" style:parent-style-name="Standard">
      <style:paragraph-properties fo:text-align="end" style:justify-single-word="false">
        <style:tab-stops/>
      </style:paragraph-properties>
      <style:text-properties officeooo:rsid="00300a56" officeooo:paragraph-rsid="00112db7"/>
    </style:style>
    <style:style style:name="P63" style:family="paragraph" style:parent-style-name="Standard">
      <style:paragraph-properties fo:text-align="end" style:justify-single-word="false">
        <style:tab-stops/>
      </style:paragraph-properties>
      <style:text-properties officeooo:rsid="00319ce5" officeooo:paragraph-rsid="00319ce5"/>
    </style:style>
    <style:style style:name="P64" style:family="paragraph" style:parent-style-name="Standard">
      <style:text-properties officeooo:rsid="0047928a" officeooo:paragraph-rsid="0047928a"/>
    </style:style>
    <style:style style:name="P65" style:family="paragraph" style:parent-style-name="Standard">
      <style:text-properties officeooo:rsid="0047928a" officeooo:paragraph-rsid="00481c59"/>
    </style:style>
    <style:style style:name="P66" style:family="paragraph" style:parent-style-name="Text_20_body">
      <style:text-properties officeooo:rsid="003540c7" officeooo:paragraph-rsid="0047928a"/>
    </style:style>
    <style:style style:name="P67" style:family="paragraph" style:parent-style-name="Text_20_body">
      <style:text-properties officeooo:rsid="003af3f7" officeooo:paragraph-rsid="003af3f7"/>
    </style:style>
    <style:style style:name="P68" style:family="paragraph" style:parent-style-name="Text_20_body">
      <style:text-properties officeooo:rsid="003be973" officeooo:paragraph-rsid="003be973"/>
    </style:style>
    <style:style style:name="P69" style:family="paragraph" style:parent-style-name="Standard">
      <style:paragraph-properties fo:break-before="page"/>
      <style:text-properties officeooo:paragraph-rsid="004b6548"/>
    </style:style>
    <style:style style:name="P70" style:family="paragraph" style:parent-style-name="Standard">
      <style:paragraph-properties fo:text-align="end" style:justify-single-word="false">
        <style:tab-stops/>
      </style:paragraph-properties>
      <style:text-properties officeooo:rsid="004b6548" officeooo:paragraph-rsid="004b6548"/>
    </style:style>
    <style:style style:name="P71" style:family="paragraph" style:parent-style-name="Standard">
      <style:paragraph-properties fo:text-align="end" style:justify-single-word="false">
        <style:tab-stops/>
      </style:paragraph-properties>
      <style:text-properties officeooo:rsid="004c7757" officeooo:paragraph-rsid="004c7757"/>
    </style:style>
    <style:style style:name="P72" style:family="paragraph" style:parent-style-name="Standard">
      <style:paragraph-properties fo:text-align="end" style:justify-single-word="false">
        <style:tab-stops/>
      </style:paragraph-properties>
      <style:text-properties officeooo:rsid="004e0b3a" officeooo:paragraph-rsid="004e0b3a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bold" officeooo:rsid="004e0b3a" officeooo:paragraph-rsid="004fb3c5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officeooo:rsid="004e0b3a" officeooo:paragraph-rsid="004fb3c5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end" style:justify-single-word="false">
        <style:tab-stops/>
      </style:paragraph-properties>
      <style:text-properties officeooo:rsid="004fb3c5" officeooo:paragraph-rsid="004fb3c5"/>
    </style:style>
    <style:style style:name="P76" style:family="paragraph" style:parent-style-name="Standard">
      <style:paragraph-properties fo:text-align="end" style:justify-single-word="false">
        <style:tab-stops/>
      </style:paragraph-properties>
      <style:text-properties officeooo:rsid="0051732c" officeooo:paragraph-rsid="0051732c"/>
    </style:style>
    <style:style style:name="P77" style:family="paragraph" style:parent-style-name="Standard">
      <style:text-properties officeooo:paragraph-rsid="00112db7"/>
    </style:style>
    <style:style style:name="P78" style:family="paragraph" style:parent-style-name="Standard">
      <style:paragraph-properties fo:text-align="end" style:justify-single-word="false">
        <style:tab-stops/>
      </style:paragraph-properties>
      <style:text-properties officeooo:rsid="0046a389" officeooo:paragraph-rsid="0046a389"/>
    </style:style>
    <style:style style:name="P79" style:family="paragraph" style:parent-style-name="Contents_20_1">
      <style:paragraph-properties>
        <style:tab-stops>
          <style:tab-stop style:position="4.252in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4.252in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4.252in" style:type="right" style:leader-style="dotted" style:leader-text="."/>
        </style:tab-stops>
      </style:paragraph-properties>
    </style:style>
    <style:style style:name="P82" style:family="paragraph" style:parent-style-name="Heading_20_1">
      <style:text-properties officeooo:paragraph-rsid="00537b91"/>
    </style:style>
    <style:style style:name="P83" style:family="paragraph" style:parent-style-name="Heading_20_1">
      <style:paragraph-properties fo:break-before="page"/>
      <style:text-properties officeooo:paragraph-rsid="0047928a"/>
    </style:style>
    <style:style style:name="P84" style:family="paragraph" style:parent-style-name="Heading_20_3">
      <style:text-properties officeooo:paragraph-rsid="0047928a"/>
    </style:style>
    <style:style style:name="P85" style:family="paragraph" style:parent-style-name="Heading_20_4" style:list-style-name="">
      <style:text-properties officeooo:rsid="003cee2d" officeooo:paragraph-rsid="003cee2d"/>
    </style:style>
    <style:style style:name="P86" style:family="paragraph" style:parent-style-name="Heading_20_4">
      <style:paragraph-properties fo:break-before="page"/>
    </style:style>
    <style:style style:name="P87" style:family="paragraph" style:parent-style-name="Text_20_body" style:list-style-name="">
      <style:text-properties officeooo:rsid="003cee2d" officeooo:paragraph-rsid="003cee2d"/>
    </style:style>
    <style:style style:name="P88" style:family="paragraph" style:parent-style-name="Text_20_body" style:list-style-name="L1"/>
    <style:style style:name="P89" style:family="paragraph" style:parent-style-name="Text_20_body" style:list-style-name="L1">
      <style:paragraph-properties fo:margin-top="0in" fo:margin-bottom="0in" style:contextual-spacing="false"/>
    </style:style>
    <style:style style:name="P90" style:family="paragraph" style:parent-style-name="Text_20_body" style:list-style-name="L2"/>
    <style:style style:name="P91" style:family="paragraph" style:parent-style-name="Text_20_body" style:list-style-name="L2">
      <style:paragraph-properties fo:margin-top="0in" fo:margin-bottom="0in" style:contextual-spacing="false"/>
    </style:style>
    <style:style style:name="P92" style:family="paragraph" style:parent-style-name="Text_20_body" style:list-style-name="L2">
      <style:paragraph-properties fo:margin-top="0in" fo:margin-bottom="0in" style:contextual-spacing="false"/>
      <style:text-properties officeooo:paragraph-rsid="004273e8"/>
    </style:style>
    <style:style style:name="P93" style:family="paragraph" style:parent-style-name="Text_20_body" style:list-style-name="L2">
      <style:paragraph-properties fo:margin-top="0in" fo:margin-bottom="0in" style:contextual-spacing="false"/>
      <style:text-properties officeooo:rsid="00430620" officeooo:paragraph-rsid="00430620"/>
    </style:style>
    <style:style style:name="P94" style:family="paragraph" style:parent-style-name="Text_20_body" style:list-style-name="L3"/>
    <style:style style:name="P95" style:family="paragraph" style:parent-style-name="Text_20_body" style:list-style-name="L3">
      <style:paragraph-properties fo:margin-top="0in" fo:margin-bottom="0in" style:contextual-spacing="false"/>
    </style:style>
    <style:style style:name="P96" style:family="paragraph" style:parent-style-name="Text_20_body" style:list-style-name="L4"/>
    <style:style style:name="P97" style:family="paragraph" style:parent-style-name="Text_20_body" style:list-style-name="L4">
      <style:paragraph-properties fo:margin-top="0in" fo:margin-bottom="0in" style:contextual-spacing="false"/>
    </style:style>
    <style:style style:name="P98" style:family="paragraph" style:parent-style-name="Text_20_body" style:list-style-name="L5"/>
    <style:style style:name="P99" style:family="paragraph" style:parent-style-name="Text_20_body" style:list-style-name="L5">
      <style:paragraph-properties fo:margin-top="0in" fo:margin-bottom="0in" style:contextual-spacing="false"/>
    </style:style>
    <style:style style:name="P100" style:family="paragraph" style:parent-style-name="Text_20_body" style:list-style-name="">
      <style:text-properties officeooo:rsid="00372de5" officeooo:paragraph-rsid="0047928a"/>
    </style:style>
    <style:style style:name="P101" style:family="paragraph" style:parent-style-name="Text_20_body">
      <style:paragraph-properties fo:break-before="page"/>
    </style:style>
    <style:style style:name="T1" style:family="text">
      <style:text-properties officeooo:rsid="001d19eb"/>
    </style:style>
    <style:style style:name="T2" style:family="text">
      <style:text-properties officeooo:rsid="001dd7fb"/>
    </style:style>
    <style:style style:name="T3" style:family="text">
      <style:text-properties officeooo:rsid="001fae58"/>
    </style:style>
    <style:style style:name="T4" style:family="text">
      <style:text-properties officeooo:rsid="0020250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fo:font-weight="normal" officeooo:rsid="004e0b3a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51732c" style:font-style-asian="normal" style:font-weight-asian="normal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035f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35f7" style:font-weight-asian="bold" style:font-weight-complex="bold"/>
    </style:style>
    <style:style style:name="T12" style:family="text">
      <style:text-properties fo:font-weight="bold" officeooo:rsid="0024cc22" style:font-weight-asian="bold" style:font-weight-complex="bold"/>
    </style:style>
    <style:style style:name="T13" style:family="text">
      <style:text-properties fo:font-weight="bold" officeooo:rsid="00256543" style:font-weight-asian="bold" style:font-weight-complex="bold"/>
    </style:style>
    <style:style style:name="T14" style:family="text">
      <style:text-properties fo:font-weight="bold" officeooo:rsid="004b6548" style:font-weight-asian="bold" style:font-weight-complex="bold"/>
    </style:style>
    <style:style style:name="T15" style:family="text">
      <style:text-properties fo:font-weight="bold" officeooo:rsid="0027bb88" style:font-weight-asian="bold" style:font-weight-complex="bold"/>
    </style:style>
    <style:style style:name="T16" style:family="text">
      <style:text-properties fo:font-weight="bold" officeooo:rsid="004c7757" style:font-weight-asian="bold" style:font-weight-complex="bold"/>
    </style:style>
    <style:style style:name="T17" style:family="text">
      <style:text-properties fo:font-weight="bold" officeooo:rsid="004e0b3a" style:font-weight-asian="bold" style:font-weight-complex="bold"/>
    </style:style>
    <style:style style:name="T18" style:family="text">
      <style:text-properties fo:font-weight="bold" officeooo:rsid="001dd7fb" style:font-weight-asian="bold" style:font-weight-complex="bold"/>
    </style:style>
    <style:style style:name="T19" style:family="text">
      <style:text-properties fo:font-weight="bold" officeooo:rsid="004fb3c5" style:font-weight-asian="bold" style:font-weight-complex="bold"/>
    </style:style>
    <style:style style:name="T20" style:family="text">
      <style:text-properties fo:font-weight="bold" officeooo:rsid="0051732c" style:font-weight-asian="bold" style:font-weight-complex="bold"/>
    </style:style>
    <style:style style:name="T21" style:family="text">
      <style:text-properties fo:font-weight="bold" officeooo:rsid="0051c286" style:font-weight-asian="bold" style:font-weight-complex="bold"/>
    </style:style>
    <style:style style:name="T22" style:family="text">
      <style:text-properties officeooo:rsid="0020b874"/>
    </style:style>
    <style:style style:name="T23" style:family="text">
      <style:text-properties officeooo:rsid="00220e6b"/>
    </style:style>
    <style:style style:name="T24" style:family="text">
      <style:text-properties officeooo:rsid="00221f34"/>
    </style:style>
    <style:style style:name="T25" style:family="text">
      <style:text-properties officeooo:rsid="002320a3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035f7" style:font-weight-asian="normal" style:font-weight-complex="normal"/>
    </style:style>
    <style:style style:name="T28" style:family="text">
      <style:text-properties fo:font-weight="normal" officeooo:rsid="0024cc22" style:font-weight-asian="normal" style:font-weight-complex="normal"/>
    </style:style>
    <style:style style:name="T29" style:family="text">
      <style:text-properties officeooo:rsid="0024cc22"/>
    </style:style>
    <style:style style:name="T30" style:family="text">
      <style:text-properties officeooo:rsid="0027bb88"/>
    </style:style>
    <style:style style:name="T31" style:family="text">
      <style:text-properties officeooo:rsid="00297060"/>
    </style:style>
    <style:style style:name="T32" style:family="text">
      <style:text-properties officeooo:rsid="002b1a80"/>
    </style:style>
    <style:style style:name="T33" style:family="text">
      <style:text-properties officeooo:rsid="002baa19"/>
    </style:style>
    <style:style style:name="T34" style:family="text">
      <style:text-properties officeooo:rsid="002bf03d"/>
    </style:style>
    <style:style style:name="T35" style:family="text">
      <style:text-properties officeooo:rsid="002c373c"/>
    </style:style>
    <style:style style:name="T36" style:family="text">
      <style:text-properties officeooo:rsid="002cae5f"/>
    </style:style>
    <style:style style:name="T37" style:family="text">
      <style:text-properties officeooo:rsid="002d391e"/>
    </style:style>
    <style:style style:name="T38" style:family="text">
      <style:text-properties officeooo:rsid="002e06b9"/>
    </style:style>
    <style:style style:name="T39" style:family="text">
      <style:text-properties officeooo:rsid="00300a56"/>
    </style:style>
    <style:style style:name="T40" style:family="text">
      <style:text-properties officeooo:rsid="00319ce5"/>
    </style:style>
    <style:style style:name="T41" style:family="text">
      <style:text-properties officeooo:rsid="003ac9ba"/>
    </style:style>
    <style:style style:name="T42" style:family="text">
      <style:text-properties officeooo:rsid="0040e220"/>
    </style:style>
    <style:style style:name="T43" style:family="text">
      <style:text-properties officeooo:rsid="004273e8"/>
    </style:style>
    <style:style style:name="T4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4273e8" style:font-size-asian="12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430620" style:font-size-asian="12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430620" style:font-size-asian="12pt" style:font-style-asian="normal" style:font-weight-asian="normal" style:text-emphasize="none"/>
    </style:style>
    <style:style style:name="T49" style:family="text">
      <style:text-properties officeooo:rsid="0043e740"/>
    </style:style>
    <style:style style:name="T50" style:family="text">
      <style:text-properties officeooo:rsid="00481c59"/>
    </style:style>
    <style:style style:name="T51" style:family="text">
      <style:text-properties officeooo:rsid="0048b6aa"/>
    </style:style>
    <style:style style:name="T52" style:family="text">
      <style:text-properties officeooo:rsid="004a807d"/>
    </style:style>
    <style:style style:name="T53" style:family="text">
      <style:text-properties officeooo:rsid="004b6548"/>
    </style:style>
    <style:style style:name="T54" style:family="text">
      <style:text-properties officeooo:rsid="004c7757"/>
    </style:style>
    <style:style style:name="T55" style:family="text">
      <style:text-properties officeooo:rsid="004e0b3a"/>
    </style:style>
    <style:style style:name="T56" style:family="text">
      <style:text-properties officeooo:rsid="004fb3c5"/>
    </style:style>
    <style:style style:name="T57" style:family="text">
      <style:text-properties officeooo:rsid="0051732c"/>
    </style:style>
    <style:style style:name="T58" style:family="text">
      <style:text-properties officeooo:rsid="0051c286"/>
    </style:style>
    <style:style style:name="T59" style:family="text">
      <style:text-properties officeooo:rsid="00528c0f"/>
    </style:style>
    <style:style style:name="T60" style:family="text">
      <style:text-properties officeooo:rsid="0055c053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ylor Seri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9"><text:a xlink:type="simple" xlink:href="#__RefHeading___Toc61004_2645816805" text:style-name="Index_20_Link" text:visited-style-name="Index_20_Link">Discussion<text:tab/>3</text:a></text:p>
          <text:p text:style-name="P79"><text:a xlink:type="simple" xlink:href="#__RefHeading___Toc61006_2645816805" text:style-name="Index_20_Link" text:visited-style-name="Index_20_Link">Strategy<text:tab/>6</text:a></text:p>
          <text:p text:style-name="P79"><text:a xlink:type="simple" xlink:href="#__RefHeading___Toc61008_2645816805" text:style-name="Index_20_Link" text:visited-style-name="Index_20_Link">Problems:<text:tab/>9</text:a></text:p>
          <text:p text:style-name="P81"><text:a xlink:type="simple" xlink:href="#__RefHeading___Toc61010_2645816805" text:style-name="Index_20_Link" text:visited-style-name="Index_20_Link">Using Excel<text:tab/>11</text:a></text:p>
          <text:p text:style-name="P81"><text:a xlink:type="simple" xlink:href="#__RefHeading___Toc61012_2645816805" text:style-name="Index_20_Link" text:visited-style-name="Index_20_Link">Graph the Sine function in XL using the Taylor Series to estimate the function from 0 to 2 PI.<text:tab/>11</text:a></text:p>
          <text:p text:style-name="P81"><text:a xlink:type="simple" xlink:href="#__RefHeading___Toc61014_2645816805" text:style-name="Index_20_Link" text:visited-style-name="Index_20_Link">Excel can't directly generate the Taylor series for sine and plot it alongside the original sine function, but we can achieve a similar result. Here's how:<text:tab/>11</text:a></text:p>
          <text:p text:style-name="P79"><text:a xlink:type="simple" xlink:href="#__RefHeading___Toc61016_2645816805" text:style-name="Index_20_Link" text:visited-style-name="Index_20_Link">Examples<text:tab/>14</text:a></text:p>
          <text:p text:style-name="P80"><text:a xlink:type="simple" xlink:href="#__RefHeading___Toc61018_2645816805" text:style-name="Index_20_Link" text:visited-style-name="Index_20_Link">Example 1<text:tab/>14</text:a></text:p>
          <text:p text:style-name="P80"><text:a xlink:type="simple" xlink:href="#__RefHeading___Toc61020_2645816805" text:style-name="Index_20_Link" text:visited-style-name="Index_20_Link">Example 2<text:tab/>14</text:a></text:p>
          <text:p text:style-name="P81"><text:a xlink:type="simple" xlink:href="#__RefHeading___Toc61022_2645816805" text:style-name="Index_20_Link" text:visited-style-name="Index_20_Link">Fit a curve.<text:tab/>14</text:a></text:p>
          <text:p text:style-name="P81"><text:a xlink:type="simple" xlink:href="#__RefHeading___Toc61024_2645816805" text:style-name="Index_20_Link" text:visited-style-name="Index_20_Link">Notes:<text:tab/>15</text:a></text:p>
        </text:index-body>
      </text:table-of-content>
      <text:p text:style-name="Text_20_body"/>
      <text:p text:style-name="P101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78"/>
          </table:table-cell>
          <table:table-cell table:style-name="Table3.A1" office:value-type="string">
            <text:p text:style-name="P78">#</text:p>
          </table:table-cell>
          <table:table-cell table:style-name="Table3.A1" office:value-type="string">
            <text:p text:style-name="P78">sin (x)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8">Sum (A:C)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8">A</text:p>
          </table:table-cell>
          <table:table-cell table:style-name="Table3.A1" office:value-type="string">
            <text:p text:style-name="P78">B</text:p>
          </table:table-cell>
          <table:table-cell table:style-name="Table3.A1" office:value-type="string">
            <text:p text:style-name="P78">C</text:p>
          </table:table-cell>
        </table:table-row>
        <table:table-row table:style-name="Table3.1">
          <table:table-cell table:style-name="Table3.A1" office:value-type="string">
            <text:p text:style-name="P78">1</text:p>
          </table:table-cell>
          <table:table-cell table:style-name="Table3.B2" office:value-type="float" office:value="0">
            <text:p text:style-name="P4">0.000</text:p>
          </table:table-cell>
          <table:table-cell table:style-name="Table3.B2" office:value-type="float" office:value="0">
            <text:p text:style-name="P4">0.000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">
            <text:p text:style-name="P4">0.000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">
            <text:p text:style-name="P4">0.000</text:p>
          </table:table-cell>
          <table:table-cell table:style-name="Table3.B2" office:value-type="float" office:value="0">
            <text:p text:style-name="P4">0.000</text:p>
          </table:table-cell>
          <table:table-cell table:style-name="Table3.B2" office:value-type="float" office:value="0">
            <text:p text:style-name="P4">0.000</text:p>
          </table:table-cell>
        </table:table-row>
        <table:table-row table:style-name="Table3.1">
          <table:table-cell table:style-name="Table3.A1" office:value-type="string">
            <text:p text:style-name="P78">2</text:p>
          </table:table-cell>
          <table:table-cell table:style-name="Table3.B2" office:value-type="float" office:value="0.314159265358979">
            <text:p text:style-name="P4">0.314</text:p>
          </table:table-cell>
          <table:table-cell table:style-name="Table3.B2" office:value-type="float" office:value="0.309016994374947">
            <text:p text:style-name="P4">0.3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309016994374947">
            <text:p text:style-name="P4">0.3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314159265358979">
            <text:p text:style-name="P4">0.314</text:p>
          </table:table-cell>
          <table:table-cell table:style-name="Table3.B2" office:value-type="float" office:value="-0.00516771278004997">
            <text:p text:style-name="P4">-0.005</text:p>
          </table:table-cell>
          <table:table-cell table:style-name="Table3.B2" office:value-type="float" office:value="0.0000255016403987734">
            <text:p text:style-name="P4">0.000</text:p>
          </table:table-cell>
        </table:table-row>
        <table:table-row table:style-name="Table3.1">
          <table:table-cell table:style-name="Table3.A1" office:value-type="string">
            <text:p text:style-name="P78">3</text:p>
          </table:table-cell>
          <table:table-cell table:style-name="Table3.B2" office:value-type="float" office:value="0.628318530717959">
            <text:p text:style-name="P4">0.628</text:p>
          </table:table-cell>
          <table:table-cell table:style-name="Table3.B2" office:value-type="float" office:value="0.587785252292473">
            <text:p text:style-name="P4">0.588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587785252292473">
            <text:p text:style-name="P4">0.588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628318530717959">
            <text:p text:style-name="P4">0.628</text:p>
          </table:table-cell>
          <table:table-cell table:style-name="Table3.B2" office:value-type="float" office:value="-0.0413417022403998">
            <text:p text:style-name="P4">-0.041</text:p>
          </table:table-cell>
          <table:table-cell table:style-name="Table3.B2" office:value-type="float" office:value="0.00081605249276075">
            <text:p text:style-name="P4">0.001</text:p>
          </table:table-cell>
        </table:table-row>
        <table:table-row table:style-name="Table3.1">
          <table:table-cell table:style-name="Table3.A1" office:value-type="string">
            <text:p text:style-name="P78">4</text:p>
          </table:table-cell>
          <table:table-cell table:style-name="Table3.B2" office:value-type="float" office:value="0.942477796076938">
            <text:p text:style-name="P4">0.942</text:p>
          </table:table-cell>
          <table:table-cell table:style-name="Table3.B2" office:value-type="float" office:value="0.809016994374947">
            <text:p text:style-name="P4">0.8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809016994374946">
            <text:p text:style-name="P4">0.8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942477796076938">
            <text:p text:style-name="P4">0.942</text:p>
          </table:table-cell>
          <table:table-cell table:style-name="Table3.B2" office:value-type="float" office:value="-0.139528245061349">
            <text:p text:style-name="P4">-0.140</text:p>
          </table:table-cell>
          <table:table-cell table:style-name="Table3.B2" office:value-type="float" office:value="0.00619689861690195">
            <text:p text:style-name="P4">0.006</text:p>
          </table:table-cell>
        </table:table-row>
        <table:table-row table:style-name="Table3.1">
          <table:table-cell table:style-name="Table3.A1" office:value-type="string">
            <text:p text:style-name="P78">5</text:p>
          </table:table-cell>
          <table:table-cell table:style-name="Table3.B2" office:value-type="float" office:value="1.25663706143592">
            <text:p text:style-name="P4">1.257</text:p>
          </table:table-cell>
          <table:table-cell table:style-name="Table3.B2" office:value-type="float" office:value="0.951056516295153">
            <text:p text:style-name="P4">0.951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951056516295017">
            <text:p text:style-name="P4">0.951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1.25663706143592">
            <text:p text:style-name="P4">1.257</text:p>
          </table:table-cell>
          <table:table-cell table:style-name="Table3.B2" office:value-type="float" office:value="-0.330733617923198">
            <text:p text:style-name="P4">-0.331</text:p>
          </table:table-cell>
          <table:table-cell table:style-name="Table3.B2" office:value-type="float" office:value="0.026113679768344">
            <text:p text:style-name="P4">0.026</text:p>
          </table:table-cell>
        </table:table-row>
        <table:table-row table:style-name="Table3.1">
          <table:table-cell table:style-name="Table3.A1" office:value-type="string">
            <text:p text:style-name="P78">6</text:p>
          </table:table-cell>
          <table:table-cell table:style-name="Table3.B2" office:value-type="float" office:value="1.5707963267949">
            <text:p text:style-name="P4">1.571</text:p>
          </table:table-cell>
          <table:table-cell table:style-name="Table3.B2" office:value-type="float" office:value="1">
            <text:p text:style-name="P4">1.000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999999999993977">
            <text:p text:style-name="P4">1.000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1.5707963267949">
            <text:p text:style-name="P4">1.571</text:p>
          </table:table-cell>
          <table:table-cell table:style-name="Table3.B2" office:value-type="float" office:value="-0.645964097506246">
            <text:p text:style-name="P4">-0.646</text:p>
          </table:table-cell>
          <table:table-cell table:style-name="Table3.B2" office:value-type="float" office:value="0.079692626246167">
            <text:p text:style-name="P4">0.080</text:p>
          </table:table-cell>
        </table:table-row>
        <table:table-row table:style-name="Table3.1">
          <table:table-cell table:style-name="Table3.A1" office:value-type="string">
            <text:p text:style-name="P78">7</text:p>
          </table:table-cell>
          <table:table-cell table:style-name="Table3.B2" office:value-type="float" office:value="1.88495559215388">
            <text:p text:style-name="P4">1.885</text:p>
          </table:table-cell>
          <table:table-cell table:style-name="Table3.B2" office:value-type="float" office:value="0.951056516295154">
            <text:p text:style-name="P4">0.951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951056516161938">
            <text:p text:style-name="P4">0.951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1.88495559215388">
            <text:p text:style-name="P4">1.885</text:p>
          </table:table-cell>
          <table:table-cell table:style-name="Table3.B2" office:value-type="float" office:value="-1.11622596049079">
            <text:p text:style-name="P4">-1.116</text:p>
          </table:table-cell>
          <table:table-cell table:style-name="Table3.B2" office:value-type="float" office:value="0.198300755740862">
            <text:p text:style-name="P4">0.198</text:p>
          </table:table-cell>
        </table:table-row>
        <table:table-row table:style-name="Table3.1">
          <table:table-cell table:style-name="Table3.A1" office:value-type="string">
            <text:p text:style-name="P78">8</text:p>
          </table:table-cell>
          <table:table-cell table:style-name="Table3.B2" office:value-type="float" office:value="2.19911485751286">
            <text:p text:style-name="P4">2.199</text:p>
          </table:table-cell>
          <table:table-cell table:style-name="Table3.B2" office:value-type="float" office:value="0.809016994374947">
            <text:p text:style-name="P4">0.8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809016992550917">
            <text:p text:style-name="P4">0.8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2.19911485751286">
            <text:p text:style-name="P4">2.199</text:p>
          </table:table-cell>
          <table:table-cell table:style-name="Table3.B2" office:value-type="float" office:value="-1.77252548355714">
            <text:p text:style-name="P4">-1.773</text:p>
          </table:table-cell>
          <table:table-cell table:style-name="Table3.B2" office:value-type="float" office:value="0.428606070182185">
            <text:p text:style-name="P4">0.429</text:p>
          </table:table-cell>
        </table:table-row>
        <table:table-row table:style-name="Table3.1">
          <table:table-cell table:style-name="Table3.A1" office:value-type="string">
            <text:p text:style-name="P78">9</text:p>
          </table:table-cell>
          <table:table-cell table:style-name="Table3.B2" office:value-type="float" office:value="2.51327412287183">
            <text:p text:style-name="P4">2.513</text:p>
          </table:table-cell>
          <table:table-cell table:style-name="Table3.B2" office:value-type="float" office:value="0.587785252292473">
            <text:p text:style-name="P4">0.588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587785234711849">
            <text:p text:style-name="P4">0.588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2.51327412287183">
            <text:p text:style-name="P4">2.513</text:p>
          </table:table-cell>
          <table:table-cell table:style-name="Table3.B2" office:value-type="float" office:value="-2.64586894338558">
            <text:p text:style-name="P4">-2.646</text:p>
          </table:table-cell>
          <table:table-cell table:style-name="Table3.B2" office:value-type="float" office:value="0.835637752587008">
            <text:p text:style-name="P4">0.836</text:p>
          </table:table-cell>
        </table:table-row>
        <table:table-row table:style-name="Table3.1">
          <table:table-cell table:style-name="Table3.A1" office:value-type="string">
            <text:p text:style-name="P78">10</text:p>
          </table:table-cell>
          <table:table-cell table:style-name="Table3.B2" office:value-type="float" office:value="2.82743338823081">
            <text:p text:style-name="P4">2.827</text:p>
          </table:table-cell>
          <table:table-cell table:style-name="Table3.B2" office:value-type="float" office:value="0.309016994374947">
            <text:p text:style-name="P4">0.3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0.309016864799004">
            <text:p text:style-name="P4">0.3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2.82743338823081">
            <text:p text:style-name="P4">2.827</text:p>
          </table:table-cell>
          <table:table-cell table:style-name="Table3.B2" office:value-type="float" office:value="-3.76726261665643">
            <text:p text:style-name="P4">-3.767</text:p>
          </table:table-cell>
          <table:table-cell table:style-name="Table3.B2" office:value-type="float" office:value="1.50584636390717">
            <text:p text:style-name="P4">1.506</text:p>
          </table:table-cell>
        </table:table-row>
        <table:table-row table:style-name="Table3.1">
          <table:table-cell table:style-name="Table3.A1" office:value-type="string">
            <text:p text:style-name="P78">11</text:p>
          </table:table-cell>
          <table:table-cell table:style-name="Table3.B2" office:value-type="float" office:value="3.14159265358979">
            <text:p text:style-name="P4">3.142</text:p>
          </table:table-cell>
          <table:table-cell table:style-name="Table3.B2" office:value-type="float" office:value="1.22464679914735E-016">
            <text:p text:style-name="P4">0.000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-0.00000077278588943064">
            <text:p text:style-name="P4">0.000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3.14159265358979">
            <text:p text:style-name="P4">3.142</text:p>
          </table:table-cell>
          <table:table-cell table:style-name="Table3.B2" office:value-type="float" office:value="-5.16771278004997">
            <text:p text:style-name="P4">-5.168</text:p>
          </table:table-cell>
          <table:table-cell table:style-name="Table3.B2" office:value-type="float" office:value="2.55016403987734">
            <text:p text:style-name="P4">2.550</text:p>
          </table:table-cell>
        </table:table-row>
        <table:table-row table:style-name="Table3.1">
          <table:table-cell table:style-name="Table3.A1" office:value-type="string">
            <text:p text:style-name="P78">12</text:p>
          </table:table-cell>
          <table:table-cell table:style-name="Table3.B2" office:value-type="float" office:value="3.45575191894877">
            <text:p text:style-name="P4">3.456</text:p>
          </table:table-cell>
          <table:table-cell table:style-name="Table3.B2" office:value-type="float" office:value="-0.309016994374947">
            <text:p text:style-name="P4">-0.3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-0.309020877264873">
            <text:p text:style-name="P4">-0.309</text:p>
          </table:table-cell>
          <table:table-cell table:style-name="Table3.B2">
            <text:p text:style-name="Table_20_Contents"/>
          </table:table-cell>
          <table:table-cell table:style-name="Table3.B2" office:value-type="float" office:value="3.45575191894877">
            <text:p text:style-name="P4">3.456</text:p>
          </table:table-cell>
          <table:table-cell table:style-name="Table3.B2" office:value-type="float" office:value="-6.87822571024651">
            <text:p text:style-name="P4">-6.878</text:p>
          </table:table-cell>
          <table:table-cell table:style-name="Table3.B2" office:value-type="float" office:value="4.10706468786286">
            <text:p text:style-name="P4">4.107</text:p>
          </table:table-cell>
        </table:table-row>
      </table:table>
      <text:p text:style-name="P65">Table 1 - <text:span text:style-name="T50">values of sin (x) and estimate</text:span> <text:span text:style-name="T50">by Taylor Series</text:span></text:p>
      <text:p text:style-name="P64"/>
      <text:p text:style-name="Standard"><draw:frame draw:style-name="fr1" draw:name="Object1" text:anchor-type="as-char" svg:width="4in" svg:height="2.25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64"><text:span text:style-name="T51">Graph</text:span> 1 - graph of sin (x) and estimate <text:span text:style-name="T50">by Taylor Series</text:span></text:p>
      <text:h text:style-name="P82" text:outline-level="1"><text:bookmark-start text:name="__RefHeading___Toc61004_2645816805"/><text:soft-page-break/>Discussion<text:bookmark-end text:name="__RefHeading___Toc61004_2645816805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P77">f (x) = Sum<text:span text:style-name="T2"> [n = 0 .. oo]</text:span> c<text:span text:style-name="T4"> </text:span>[n] <text:s/>(x - a)^n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2</text:p>
          </table:table-cell>
          <table:table-cell table:style-name="Table1.B1" office:value-type="string">
            <text:p text:style-name="P8">f (x) = c0(x - a)^0 + c1(x - a)^1 + c2(x - a)^2 + c3(x - a)^3 + c4(x 2 a)^4 + <text:span text:style-name="T1">...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1">Assume that x = a</text:p>
          </table:table-cell>
        </table:table-row>
        <table:table-row table:style-name="Table1.1">
          <table:table-cell table:style-name="Table1.A1" office:value-type="string">
            <text:p text:style-name="P3">3</text:p>
          </table:table-cell>
          <table:table-cell table:style-name="Table1.B1" office:value-type="string">
            <text:p text:style-name="P9">f (x at a) = c0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2">Differentiate f (x) n-times</text:p>
          </table:table-cell>
        </table:table-row>
        <table:table-row table:style-name="Table1.1">
          <table:table-cell table:style-name="Table1.A1" office:value-type="string">
            <text:p text:style-name="P3">4</text:p>
          </table:table-cell>
          <table:table-cell table:style-name="Table1.B1" office:value-type="string">
            <text:p text:style-name="P32">[d/dx] f (<text:span text:style-name="T22">a</text:span>) = 0 + c1 + 2 c2 (x - a)^1 + 3 c3 (x - a)^2 + ...</text:p>
          </table:table-cell>
        </table:table-row>
        <table:table-row table:style-name="Table1.1">
          <table:table-cell table:style-name="Table1.A1" office:value-type="string">
            <text:p text:style-name="P3">5</text:p>
          </table:table-cell>
          <table:table-cell table:style-name="Table1.B1" office:value-type="string">
            <text:p text:style-name="P32">[d/dx]^2 f (<text:span text:style-name="T22">a</text:span>) = 0 + 0 + 2 c2 + 6 c3 (x - a)^1 + 12 c4(x <text:span text:style-name="T60">-</text:span> a)^2 ...</text:p>
          </table:table-cell>
        </table:table-row>
        <table:table-row table:style-name="Table1.1">
          <table:table-cell table:style-name="Table1.A1" office:value-type="string">
            <text:p text:style-name="P3">6</text:p>
          </table:table-cell>
          <table:table-cell table:style-name="Table1.B1" office:value-type="string">
            <text:p text:style-name="P32">[d/dx]^3 f (<text:span text:style-name="T22">a</text:span>) = 0 + 0 + 0 + 6 c3 + 24 c4 (x <text:span text:style-name="T60">-</text:span> a)^1 ...</text:p>
          </table:table-cell>
        </table:table-row>
        <table:table-row table:style-name="Table1.1">
          <table:table-cell table:style-name="Table1.A1" office:value-type="string">
            <text:p text:style-name="P3">7</text:p>
          </table:table-cell>
          <table:table-cell table:style-name="Table1.B1" office:value-type="string">
            <text:p text:style-name="P32">[d/dx]^<text:span text:style-name="T2">4</text:span> f (<text:span text:style-name="T22">a</text:span>) = 0 + 0 + 0 + <text:span text:style-name="T2">0</text:span> + 24 c4 ...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5">Interesting facts about the series: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4">All preceding terms default to zero as the differentiation <text:span text:style-name="T3">processes</text:span></text:p>
          </table:table-cell>
        </table:table-row>
        <table:table-row table:style-name="Table1.1">
          <table:table-cell table:style-name="Table1.A1" office:value-type="string">
            <text:p text:style-name="P3">7</text:p>
          </table:table-cell>
          <table:table-cell table:style-name="Table1.B1" office:value-type="string">
            <text:p text:style-name="P32">[d/dx]^<text:span text:style-name="T2">4</text:span> f (<text:span text:style-name="T22">a</text:span>) = 0 + 0 + 0 + <text:span text:style-name="T2">0</text:span> + 24 c4 ...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5">Each term is multiplied by a factorial series determined by its polynomial power (x - a)^n ==&gt; 4 * 3 * 2 * 1 or n!</text:p>
          </table:table-cell>
        </table:table-row>
        <table:table-row table:style-name="Table1.1">
          <table:table-cell table:style-name="Table1.A1" office:value-type="string">
            <text:p text:style-name="P35">8</text:p>
          </table:table-cell>
          <table:table-cell table:style-name="Table1.B1" office:value-type="string">
            <text:p text:style-name="P32">[d/dx]^<text:span text:style-name="T2">4</text:span> f (<text:span text:style-name="T22">a</text:span>) = <text:span text:style-name="T3">4 * 3 * 2 * 1</text:span> c4 ...</text:p>
          </table:table-cell>
        </table:table-row>
        <table:table-row table:style-name="Table1.1">
          <table:table-cell table:style-name="Table1.A1" office:value-type="string">
            <text:p text:style-name="P35">9</text:p>
          </table:table-cell>
          <table:table-cell table:style-name="Table1.B1" office:value-type="string">
            <text:p text:style-name="P32">[d/dx]^<text:span text:style-name="T2">4</text:span> f (<text:span text:style-name="T22">a</text:span>) = <text:span text:style-name="T3">4! </text:span>c4 <text:span text:style-name="T3">...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4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6">To solve for the n-th coefficient<text:span text:style-name="T22"> .. c [n] ..</text:span></text:p>
          </table:table-cell>
        </table:table-row>
        <table:table-row table:style-name="Table1.1">
          <table:table-cell table:style-name="Table1.A1" office:value-type="string">
            <text:p text:style-name="P3">10</text:p>
          </table:table-cell>
          <table:table-cell table:style-name="Table1.B1" office:value-type="string">
            <text:p text:style-name="P34">c<text:span text:style-name="T4"> </text:span>[n] = n-th derivative of f<text:span text:style-name="T3"> </text:span>(<text:span text:style-name="T9">a</text:span>) / n!</text:p>
          </table:table-cell>
        </table:table-row>
        <table:table-row table:style-name="Table1.1">
          <table:table-cell table:style-name="Table1.A1" office:value-type="string">
            <text:p text:style-name="P36">11</text:p>
          </table:table-cell>
          <table:table-cell table:style-name="Table1.B1" office:value-type="string">
            <text:p text:style-name="P34">c<text:span text:style-name="T4"> </text:span>[n] = <text:span text:style-name="T11">[d/dx]^n</text:span> f<text:span text:style-name="T3"> </text:span>(<text:span text:style-name="T9">a</text:span>) / n!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6"><text:span text:style-name="T5">Theorem</text:span>: If (f) has a power series representation / expansion at (a), then it's coefficients are given by c [n]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P77">f (x) = Sum<text:span text:style-name="T2"> [n = 0 .. oo]</text:span> c[n] <text:s/>(x - a)^n</text:p>
          </table:table-cell>
        </table:table-row>
        <table:table-row table:style-name="Table1.1">
          <table:table-cell table:style-name="Table1.A1" office:value-type="string">
            <text:p text:style-name="P3">1<text:span text:style-name="T9">1</text:span></text:p>
          </table:table-cell>
          <table:table-cell table:style-name="Table1.B1" office:value-type="string">
            <text:p text:style-name="P34">c<text:span text:style-name="T4"> </text:span>[n] = <text:span text:style-name="T9">[d/dx]^n</text:span> f<text:span text:style-name="T3"> </text:span>(<text:span text:style-name="T9">a</text:span>) / n!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6">By substituting the value of c [n]<text:span text:style-name="T9"> as shown on line (11) back into equation (1), the SUM takes the form</text:span><text:span text:style-name="T22"> in line (12)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12</text:p>
          </table:table-cell>
          <table:table-cell table:style-name="Table1.B1" office:value-type="string">
            <text:p text:style-name="P8">f (x) = Sum<text:span text:style-name="T2"> [n = 0 .. oo]</text:span> <text:span text:style-name="T11">[d/dx]^n f (a)</text:span><text:span text:style-name="T10"> </text:span><text:span text:style-name="T11">/ n!</text:span><text:span text:style-name="T9"> </text:span>(x - a)^n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7">When the SUM in line (12) is expanded, it looks like line (13)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">13</text:p>
          </table:table-cell>
          <table:table-cell table:style-name="Table1.B1" office:value-type="string">
            <text:p text:style-name="P32">f (<text:span text:style-name="T23">x</text:span>) = <text:span text:style-name="T23">[d/dx]</text:span><text:span text:style-name="T24">^0 </text:span><text:span text:style-name="T23">f(</text:span><text:span text:style-name="T24">x</text:span><text:span text:style-name="T23">)</text:span><text:span text:style-name="T24"> / 0!</text:span> + <text:span text:style-name="T23">[d/dx]</text:span><text:span text:style-name="T24">^1</text:span><text:span text:style-name="T23"> f(</text:span><text:span text:style-name="T24">x</text:span><text:span text:style-name="T23">) / 1!</text:span> + <text:span text:style-name="T23">[d/dx]^2 f(</text:span><text:span text:style-name="T24">x</text:span><text:span text:style-name="T23">) / 2!</text:span></text:p>
            <text:p text:style-name="P32"><text:span text:style-name="T23"><text:s text:c="5"/></text:span><text:span text:style-name="T24">+ </text:span><text:span text:style-name="T23">[d/dx]^3 f(</text:span><text:span text:style-name="T24">x</text:span><text:span text:style-name="T23">) / 3!</text:span> + ...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7"><text:span text:style-name="T8">Example</text:span>: <text:s/>Find the Taylor Series for the function (f) at (a), about (a), or centered at (a), when (a = 0)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14</text:p>
          </table:table-cell>
          <table:table-cell table:style-name="Table1.B1" office:value-type="string">
            <text:p text:style-name="P32">f (<text:span text:style-name="T23">x</text:span>) = <text:span text:style-name="T23">[d/dx]</text:span><text:span text:style-name="T24">^0 </text:span><text:span text:style-name="T23">f(</text:span>0<text:span text:style-name="T23">)</text:span><text:span text:style-name="T24"> / 0!</text:span> + <text:span text:style-name="T23">[d/dx]</text:span><text:span text:style-name="T24">^1</text:span><text:span text:style-name="T23"> f(0) / 1!</text:span> + <text:span text:style-name="T23">[d/dx]^2 f(0) / 2!</text:span></text:p>
            <text:p text:style-name="P32"><text:span text:style-name="T23"><text:s text:c="5"/></text:span><text:span text:style-name="T24">+ </text:span><text:span text:style-name="T23">[d/dx]^3 f(0) / 3!</text:span> + ...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7"><text:span text:style-name="T8">Example</text:span>: <text:s/>Find the Taylor Series for <text:span text:style-name="T25">(e^x) centered at (0)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>12</text:p>
          </table:table-cell>
          <table:table-cell table:style-name="Table1.B1" office:value-type="string">
            <text:p text:style-name="P38">f (x) = Sum<text:span text:style-name="T2"> [n = 0 .. oo]</text:span> <text:span text:style-name="T9">[d/dx]^n f (a)</text:span> <text:span text:style-name="T9">/ n! </text:span>(x - a)^n</text:p>
          </table:table-cell>
        </table:table-row>
        <table:table-row table:style-name="Table1.1">
          <table:table-cell table:style-name="Table1.A1" office:value-type="string">
            <text:p text:style-name="P3">15</text:p>
          </table:table-cell>
          <table:table-cell table:style-name="Table1.B1" office:value-type="string">
            <text:p text:style-name="P37">e^x = Sum <text:span text:style-name="T2">[n = 0 .. oo]</text:span> <text:span text:style-name="T11">[d/dx]^n </text:span><text:span text:style-name="T10">(e^</text:span><text:span text:style-name="T12">a</text:span><text:span text:style-name="T10">) </text:span><text:span text:style-name="T11">/ n!</text:span><text:span text:style-name="T9"> </text:span>(x - <text:span text:style-name="T12">a</text:span>)^n</text:p>
          </table:table-cell>
        </table:table-row>
        <table:table-row table:style-name="Table1.1">
          <table:table-cell table:style-name="Table1.A1" office:value-type="string">
            <text:p text:style-name="P3">16</text:p>
          </table:table-cell>
          <table:table-cell table:style-name="Table1.B1" office:value-type="string">
            <text:p text:style-name="P37"><text:s/>= Sum <text:span text:style-name="T2">[n = 0 .. oo]</text:span> <text:span text:style-name="T27">[d/dx]^n </text:span><text:span text:style-name="T26">(e^</text:span><text:span text:style-name="T12">0</text:span><text:span text:style-name="T26">) </text:span><text:span text:style-name="T27">/ n!</text:span><text:span text:style-name="T9"> </text:span>(x<text:span text:style-name="T29"> - </text:span><text:span text:style-name="T12">0</text:span>)^n</text:p>
          </table:table-cell>
        </table:table-row>
        <table:table-row table:style-name="Table1.1">
          <table:table-cell table:style-name="Table1.A1" office:value-type="string">
            <text:p text:style-name="P3">17</text:p>
          </table:table-cell>
          <table:table-cell table:style-name="Table1.B1" office:value-type="string">
            <text:p text:style-name="P37"><text:s/>= Sum <text:span text:style-name="T2">[n = 0 .. oo]</text:span> <text:span text:style-name="T27">[d/dx]^n </text:span><text:span text:style-name="T26">(</text:span><text:span text:style-name="T12">1</text:span><text:span text:style-name="T26">) </text:span><text:span text:style-name="T27">/ n!</text:span><text:span text:style-name="T9"> </text:span>(x)^n</text:p>
          </table:table-cell>
        </table:table-row>
        <table:table-row table:style-name="Table1.1">
          <table:table-cell table:style-name="Table1.A1" office:value-type="string">
            <text:p text:style-name="P3">18</text:p>
          </table:table-cell>
          <table:table-cell table:style-name="Table1.B1" office:value-type="string">
            <text:p text:style-name="P37"><text:s/>= Sum <text:span text:style-name="T2">[n = 0 .. oo]</text:span> <text:span text:style-name="T12">1</text:span><text:span text:style-name="T26"> </text:span><text:span text:style-name="T27">/ n!</text:span><text:span text:style-name="T9"> </text:span>(x)^n</text:p>
          </table:table-cell>
        </table:table-row>
        <table:table-row table:style-name="Table1.1">
          <table:table-cell table:style-name="Table1.A1" office:value-type="string">
            <text:p text:style-name="P45">19</text:p>
          </table:table-cell>
          <table:table-cell table:style-name="Table1.B1" office:value-type="string">
            <text:p text:style-name="P37"><text:s/>= Sum <text:span text:style-name="T2">[n = 0 .. oo]</text:span> <text:span text:style-name="T10">(x)^n</text:span><text:span text:style-name="T29"> </text:span><text:span text:style-name="T27">/ n!</text:span><text:span text:style-name="T9"> 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4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4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4"/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8">Note: if (x = 1) then (e^x = e)</text:p>
          </table:table-cell>
        </table:table-row>
        <table:table-row table:style-name="Table1.1">
          <table:table-cell table:style-name="Table1.A1" office:value-type="string">
            <text:p text:style-name="P3">19</text:p>
          </table:table-cell>
          <table:table-cell table:style-name="Table1.B1" office:value-type="string">
            <text:p text:style-name="P37">e^x = Sum <text:span text:style-name="T2">[n = 0 .. oo]</text:span> <text:span text:style-name="T10">(x)^n</text:span><text:span text:style-name="T29"> </text:span><text:span text:style-name="T27">/ n!</text:span><text:span text:style-name="T9"> </text:span></text:p>
          </table:table-cell>
        </table:table-row>
        <table:table-row table:style-name="Table1.1">
          <table:table-cell table:style-name="Table1.A1" office:value-type="string">
            <text:p text:style-name="P3">20</text:p>
          </table:table-cell>
          <table:table-cell table:style-name="Table1.B1" office:value-type="string">
            <text:p text:style-name="P37">e^<text:span text:style-name="T29">1</text:span> = Sum <text:span text:style-name="T2">[n = 0 .. oo]</text:span> <text:span text:style-name="T10">(</text:span><text:span text:style-name="T12">1</text:span><text:span text:style-name="T10">)^n</text:span><text:span text:style-name="T29"> </text:span><text:span text:style-name="T27">/ n!</text:span><text:span text:style-name="T9"> </text:span></text:p>
          </table:table-cell>
        </table:table-row>
        <table:table-row table:style-name="Table1.1">
          <table:table-cell table:style-name="Table1.A1" office:value-type="string">
            <text:p text:style-name="P3">21</text:p>
          </table:table-cell>
          <table:table-cell table:style-name="Table1.B1" office:value-type="string">
            <text:p text:style-name="P37">e = Sum <text:span text:style-name="T2">[n = 0 .. oo]</text:span> <text:span text:style-name="T29">1 </text:span><text:span text:style-name="T27">/ n!</text:span><text:span text:style-name="T9"> </text:span></text:p>
          </table:table-cell>
        </table:table-row>
        <table:table-row table:style-name="Table1.1">
          <table:table-cell table:style-name="Table1.A1" office:value-type="string">
            <text:p text:style-name="P3">22</text:p>
          </table:table-cell>
          <table:table-cell table:style-name="Table1.B1" office:value-type="string">
            <text:p text:style-name="P44">e = 1/0! + 1/1! + 2/2! + 3/3! + 4/4! + ...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9">Q: what happens when (a = 2)?</text:p>
          </table:table-cell>
        </table:table-row>
        <table:table-row table:style-name="Table1.1">
          <table:table-cell table:style-name="Table1.A1" office:value-type="string">
            <text:p text:style-name="P3">15</text:p>
          </table:table-cell>
          <table:table-cell table:style-name="Table1.B1" office:value-type="string">
            <text:p text:style-name="P37">e^x = Sum <text:span text:style-name="T2">[n = 0 .. oo]</text:span> <text:span text:style-name="T27">[d/dx]^n </text:span><text:span text:style-name="T26">(e^</text:span><text:span text:style-name="T28">a</text:span><text:span text:style-name="T26">) </text:span><text:span text:style-name="T27">/ n! </text:span><text:span text:style-name="T26">(x - </text:span><text:span text:style-name="T28">a</text:span><text:span text:style-name="T26">)^n</text:span></text:p>
          </table:table-cell>
        </table:table-row>
        <table:table-row table:style-name="Table1.1">
          <table:table-cell table:style-name="Table1.A1" office:value-type="string">
            <text:p text:style-name="P3">23</text:p>
          </table:table-cell>
          <table:table-cell table:style-name="Table1.B1" office:value-type="string">
            <text:p text:style-name="P37">e^x = Sum <text:span text:style-name="T2">[n = 0 .. oo]</text:span> <text:span text:style-name="T27">[d/dx]^n </text:span><text:span text:style-name="T26">(e^</text:span><text:span text:style-name="T13">2</text:span><text:span text:style-name="T26">) </text:span><text:span text:style-name="T27">/ n! </text:span><text:span text:style-name="T26">(x - </text:span><text:span text:style-name="T13">2</text:span><text:span text:style-name="T26">)^n</text:span></text:p>
          </table:table-cell>
        </table:table-row>
        <table:table-row table:style-name="Table1.1">
          <table:table-cell table:style-name="Table1.A1" office:value-type="string">
            <text:p text:style-name="P3">24</text:p>
          </table:table-cell>
          <table:table-cell table:style-name="Table1.B1" office:value-type="string">
            <text:p text:style-name="P37">e^x = Sum <text:span text:style-name="T2">[n = 0 .. oo]</text:span> <text:span text:style-name="T26">(e^</text:span><text:span text:style-name="T13">2</text:span><text:span text:style-name="T26">) </text:span><text:span text:style-name="T27">/ n! </text:span><text:span text:style-name="T26">(x - </text:span><text:span text:style-name="T13">2</text:span><text:span text:style-name="T26">)^n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3">Using the Taylor Series with Integrals</text:p>
          </table:table-cell>
        </table:table-row>
        <table:table-row table:style-name="Table1.1">
          <table:table-cell table:style-name="Table1.A1" office:value-type="string">
            <text:p text:style-name="P3">25</text:p>
          </table:table-cell>
          <table:table-cell table:style-name="Table1.B1" office:value-type="string">
            <text:p text:style-name="P61">Integrate [x] f (x) dx</text:p>
          </table:table-cell>
        </table:table-row>
        <table:table-row table:style-name="Table1.1">
          <table:table-cell table:style-name="Table1.A1" office:value-type="string">
            <text:p text:style-name="P3">26</text:p>
          </table:table-cell>
          <table:table-cell table:style-name="Table1.B1" office:value-type="string">
            <text:p text:style-name="P61">Integrate [x] { Taylor Expansion } dx</text:p>
          </table:table-cell>
        </table:table-row>
        <table:table-row table:style-name="Table1.1">
          <table:table-cell table:style-name="Table1.A1" office:value-type="string">
            <text:p text:style-name="P3">27</text:p>
          </table:table-cell>
          <table:table-cell table:style-name="Table1.B1" office:value-type="string">
            <text:p text:style-name="P61">Follow the regular integration rules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61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4">Using the Taylor Series with Limits</text:p>
          </table:table-cell>
        </table:table-row>
        <table:table-row table:style-name="Table1.1">
          <table:table-cell table:style-name="Table1.A1" office:value-type="string">
            <text:p text:style-name="P62">28</text:p>
          </table:table-cell>
          <table:table-cell table:style-name="Table1.B1" office:value-type="string">
            <text:p text:style-name="P39">lim [x -&gt; 0] f (x)</text:p>
          </table:table-cell>
        </table:table-row>
        <table:table-row table:style-name="Table1.1">
          <table:table-cell table:style-name="Table1.A1" office:value-type="string">
            <text:p text:style-name="P62">29</text:p>
          </table:table-cell>
          <table:table-cell table:style-name="Table1.B1" office:value-type="string">
            <text:p text:style-name="P39">lim [x -&gt; 0] <text:span text:style-name="T38">{ Taylor Expansion } </text:span></text:p>
          </table:table-cell>
        </table:table-row>
        <table:table-row table:style-name="Table1.1">
          <table:table-cell table:style-name="Table1.A1" office:value-type="string">
            <text:p text:style-name="P62">30</text:p>
          </table:table-cell>
          <table:table-cell table:style-name="Table1.B1" office:value-type="string">
            <text:p text:style-name="P40">Follow the regular rules<text:span text:style-name="T39"> to evaluate the limit</text:span></text:p>
          </table:table-cell>
        </table:table-row>
        <table:table-row table:style-name="Table1.1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24"><text:span text:style-name="T8">Example</text:span>: When f (x) is a complex equation<text:span text:style-name="T40">, focus on just the unknown part(s) and proceed as you normall would otherwise.</text:span></text:p>
          </table:table-cell>
        </table:table-row>
        <table:table-row table:style-name="Table1.1">
          <table:table-cell table:style-name="Table1.A1" office:value-type="string">
            <text:p text:style-name="P62">31</text:p>
          </table:table-cell>
          <table:table-cell table:style-name="Table1.B1" office:value-type="string">
            <text:p text:style-name="P39">f (x) = (exp (x) - x - 1) / x^2</text:p>
          </table:table-cell>
        </table:table-row>
        <table:table-row table:style-name="Table1.1">
          <table:table-cell table:style-name="Table1.A1" office:value-type="string">
            <text:p text:style-name="P62">32</text:p>
          </table:table-cell>
          <table:table-cell table:style-name="Table1.B1" office:value-type="string">
            <text:p text:style-name="P39">f (x) = (g (x) - x - 1) / x^2</text:p>
          </table:table-cell>
        </table:table-row>
        <table:table-row table:style-name="Table1.1">
          <table:table-cell table:style-name="Table1.A1" office:value-type="string">
            <text:p text:style-name="P62">33</text:p>
          </table:table-cell>
          <table:table-cell table:style-name="Table1.B1" office:value-type="string">
            <text:p text:style-name="P39">Expand g (x)</text:p>
          </table:table-cell>
        </table:table-row>
        <table:table-row table:style-name="Table1.1">
          <table:table-cell table:style-name="Table1.A1" office:value-type="string">
            <text:p text:style-name="P62">34</text:p>
          </table:table-cell>
          <table:table-cell table:style-name="Table1.B1" office:value-type="string">
            <text:p text:style-name="P39">f (x) = (<text:span text:style-name="T40"> { Taylor Expansion }</text:span> - x - 1) / x^2</text:p>
          </table:table-cell>
        </table:table-row>
        <table:table-row table:style-name="Table1.1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62"/>
          </table:table-cell>
          <table:table-cell table:style-name="Table1.B1" office:value-type="string">
            <text:p text:style-name="P25">Radius of Convergence</text:p>
          </table:table-cell>
        </table:table-row>
        <table:table-row table:style-name="Table1.1">
          <table:table-cell table:style-name="Table1.A1" office:value-type="string">
            <text:p text:style-name="P3">12</text:p>
          </table:table-cell>
          <table:table-cell table:style-name="Table1.B1" office:value-type="string">
            <text:p text:style-name="P8">f (x) = Sum<text:span text:style-name="T2"> [n = 0 .. oo]</text:span> <text:span text:style-name="T11">[d/dx]^n f (a)</text:span><text:span text:style-name="T10"> </text:span><text:span text:style-name="T11">/ n!</text:span><text:span text:style-name="T9"> </text:span>(x - a)^n</text:p>
          </table:table-cell>
        </table:table-row>
      </table:table>
      <text:h text:style-name="P82" text:outline-level="1"><text:bookmark-start text:name="__RefHeading___Toc61006_2645816805"/><text:soft-page-break/><text:span text:style-name="T53">Strategy</text:span><text:bookmark-end text:name="__RefHeading___Toc61006_264581680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26">Assign f (<text:span text:style-name="T58">a</text:span>) to a mathematical expression</text:p>
          </table:table-cell>
        </table:table-row>
        <table:table-row table:style-name="Table4.1">
          <table:table-cell table:style-name="Table4.A1" office:value-type="string">
            <text:p text:style-name="P70">1</text:p>
          </table:table-cell>
          <table:table-cell table:style-name="Table4.B1" office:value-type="string">
            <text:p text:style-name="P55">f (<text:span text:style-name="T58">a</text:span>) = <text:span text:style-name="T53">sin</text:span> (<text:span text:style-name="T58">a</text:span>)</text:p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55"/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30">Note: we are using (a) in this instance to distinguish between<text:span text:style-name="T59"> the functions (x) and</text:span> the (x) in the summation to come later. By using (a) now, we reduce the confusion <text:span text:style-name="T59">around</text:span> which (x) is being set to (0) later.</text:p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55"/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26">Replace f (x) in c [n]</text:p>
          </table:table-cell>
        </table:table-row>
        <table:table-row table:style-name="Table4.1">
          <table:table-cell table:style-name="Table4.A1" office:value-type="string">
            <text:p text:style-name="P70">2</text:p>
          </table:table-cell>
          <table:table-cell table:style-name="Table4.B1" office:value-type="string">
            <text:p text:style-name="P33">c<text:span text:style-name="T4"> </text:span>[n] = <text:span text:style-name="T9">[d/dx]^n</text:span> f<text:span text:style-name="T3"> </text:span>(<text:span text:style-name="T58">a</text:span>) / n!</text:p>
          </table:table-cell>
        </table:table-row>
        <table:table-row table:style-name="Table4.1">
          <table:table-cell table:style-name="Table4.A1" office:value-type="string">
            <text:p text:style-name="P70">3</text:p>
          </table:table-cell>
          <table:table-cell table:style-name="Table4.B1" office:value-type="string">
            <text:p text:style-name="P33">c<text:span text:style-name="T4"> </text:span>[n] = <text:span text:style-name="T9">[d/dx]^n</text:span> <text:span text:style-name="T14">sin (</text:span><text:span text:style-name="T21">a</text:span><text:span text:style-name="T15">)</text:span> / n!</text:p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33"/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26">List out the first 3 to 7 derivatives of c [n], from line 3</text:p>
          </table:table-cell>
        </table:table-row>
        <table:table-row table:style-name="Table4.1">
          <table:table-cell table:style-name="Table4.A1" office:value-type="string">
            <text:p text:style-name="P70">4</text:p>
          </table:table-cell>
          <table:table-cell table:style-name="Table4.B1" office:value-type="string">
            <text:p text:style-name="P33">c<text:span text:style-name="T4"> </text:span>[<text:span text:style-name="T53">0</text:span>] = <text:span text:style-name="T9">[d/dx]^</text:span><text:span text:style-name="T53">0</text:span> <text:span text:style-name="T14">sin</text:span><text:span text:style-name="T15"> (</text:span><text:span text:style-name="T21">a</text:span><text:span text:style-name="T15">)</text:span> / <text:span text:style-name="T53">0</text:span>!</text:p>
          </table:table-cell>
        </table:table-row>
        <table:table-row table:style-name="Table4.1">
          <table:table-cell table:style-name="Table4.A1" office:value-type="string">
            <text:p text:style-name="P70">5</text:p>
          </table:table-cell>
          <table:table-cell table:style-name="Table4.B1" office:value-type="string">
            <text:p text:style-name="P33">c<text:span text:style-name="T4"> </text:span>[<text:span text:style-name="T53">1</text:span>] = <text:span text:style-name="T9">[d/dx]^</text:span><text:span text:style-name="T53">1</text:span> <text:span text:style-name="T14">sin</text:span><text:span text:style-name="T15"> (</text:span><text:span text:style-name="T21">a</text:span><text:span text:style-name="T15">)</text:span> / <text:span text:style-name="T53">1</text:span>!</text:p>
          </table:table-cell>
        </table:table-row>
        <table:table-row table:style-name="Table4.1">
          <table:table-cell table:style-name="Table4.A1" office:value-type="string">
            <text:p text:style-name="P70">6</text:p>
          </table:table-cell>
          <table:table-cell table:style-name="Table4.B1" office:value-type="string">
            <text:p text:style-name="P33">c<text:span text:style-name="T4"> </text:span>[<text:span text:style-name="T53">2</text:span>] = <text:span text:style-name="T9">[d/dx]^</text:span><text:span text:style-name="T53">2</text:span> <text:span text:style-name="T14">sin</text:span><text:span text:style-name="T15"> (</text:span><text:span text:style-name="T21">a</text:span><text:span text:style-name="T15">)</text:span> / <text:span text:style-name="T53">2</text:span>!</text:p>
          </table:table-cell>
        </table:table-row>
        <table:table-row table:style-name="Table4.1">
          <table:table-cell table:style-name="Table4.A1" office:value-type="string">
            <text:p text:style-name="P70">7</text:p>
          </table:table-cell>
          <table:table-cell table:style-name="Table4.B1" office:value-type="string">
            <text:p text:style-name="P33">c<text:span text:style-name="T4"> </text:span>[<text:span text:style-name="T53">3</text:span>] = <text:span text:style-name="T9">[d/dx]^</text:span><text:span text:style-name="T53">3</text:span> <text:span text:style-name="T14">sin</text:span><text:span text:style-name="T15"> (</text:span><text:span text:style-name="T21">a</text:span><text:span text:style-name="T15">)</text:span> / <text:span text:style-name="T53">3</text:span>!</text:p>
          </table:table-cell>
        </table:table-row>
        <table:table-row table:style-name="Table4.1">
          <table:table-cell table:style-name="Table4.A1" office:value-type="string">
            <text:p text:style-name="P70">8</text:p>
          </table:table-cell>
          <table:table-cell table:style-name="Table4.B1" office:value-type="string">
            <text:p text:style-name="P33">c<text:span text:style-name="T4"> </text:span>[<text:span text:style-name="T53">4</text:span>] = <text:span text:style-name="T9">[d/dx]^</text:span><text:span text:style-name="T53">4</text:span> <text:span text:style-name="T14">sin</text:span><text:span text:style-name="T15"> (</text:span><text:span text:style-name="T21">a</text:span><text:span text:style-name="T15">)</text:span> / <text:span text:style-name="T53">4</text:span>!</text:p>
          </table:table-cell>
        </table:table-row>
        <table:table-row table:style-name="Table4.1">
          <table:table-cell table:style-name="Table4.A1" office:value-type="string">
            <text:p text:style-name="P70">9</text:p>
          </table:table-cell>
          <table:table-cell table:style-name="Table4.B1" office:value-type="string">
            <text:p text:style-name="P33">c<text:span text:style-name="T4"> </text:span>[<text:span text:style-name="T53">5</text:span>] = <text:span text:style-name="T9">[d/dx]^</text:span><text:span text:style-name="T53">5</text:span> <text:span text:style-name="T14">sin</text:span><text:span text:style-name="T15"> (</text:span><text:span text:style-name="T21">a</text:span><text:span text:style-name="T15">)</text:span> / <text:span text:style-name="T53">5</text:span>!</text:p>
          </table:table-cell>
        </table:table-row>
        <table:table-row table:style-name="Table4.1">
          <table:table-cell table:style-name="Table4.A1" office:value-type="string">
            <text:p text:style-name="P70">10</text:p>
          </table:table-cell>
          <table:table-cell table:style-name="Table4.B1" office:value-type="string">
            <text:p text:style-name="P33">c<text:span text:style-name="T4"> </text:span>[<text:span text:style-name="T53">6</text:span>] = <text:span text:style-name="T9">[d/dx]^</text:span><text:span text:style-name="T53">6</text:span> <text:span text:style-name="T14">sin</text:span><text:span text:style-name="T15"> (</text:span><text:span text:style-name="T21">a</text:span><text:span text:style-name="T15">)</text:span> / <text:span text:style-name="T53">6</text:span>!</text:p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33"/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26">Now evaluate the terms. <text:s/></text:p>
          </table:table-cell>
        </table:table-row>
        <table:table-row table:style-name="Table4.1">
          <table:table-cell table:style-name="Table4.A1" office:value-type="string">
            <text:p text:style-name="P70">11</text:p>
          </table:table-cell>
          <table:table-cell table:style-name="Table4.B1" office:value-type="string">
            <text:p text:style-name="P33">c<text:span text:style-name="T4"> </text:span>[<text:span text:style-name="T53">0</text:span>] = <text:span text:style-name="T14">cos</text:span><text:span text:style-name="T15"> (</text:span><text:span text:style-name="T21">a</text:span><text:span text:style-name="T15">)</text:span> / <text:span text:style-name="T53">0</text:span>!</text:p>
          </table:table-cell>
        </table:table-row>
        <table:table-row table:style-name="Table4.1">
          <table:table-cell table:style-name="Table4.A1" office:value-type="string">
            <text:p text:style-name="P70">12</text:p>
          </table:table-cell>
          <table:table-cell table:style-name="Table4.B1" office:value-type="string">
            <text:p text:style-name="P33">c<text:span text:style-name="T4"> </text:span>[<text:span text:style-name="T53">1</text:span>] = <text:span text:style-name="T54">- </text:span><text:span text:style-name="T14">sin</text:span><text:span text:style-name="T15"> (</text:span><text:span text:style-name="T21">a</text:span><text:span text:style-name="T15">)</text:span> / <text:span text:style-name="T53">1</text:span>!</text:p>
          </table:table-cell>
        </table:table-row>
        <table:table-row table:style-name="Table4.1">
          <table:table-cell table:style-name="Table4.A1" office:value-type="string">
            <text:p text:style-name="P70">13</text:p>
          </table:table-cell>
          <table:table-cell table:style-name="Table4.B1" office:value-type="string">
            <text:p text:style-name="P33">c<text:span text:style-name="T4"> </text:span>[<text:span text:style-name="T53">2</text:span>] = <text:span text:style-name="T54">- </text:span><text:span text:style-name="T14">cos</text:span><text:span text:style-name="T15"> (</text:span><text:span text:style-name="T21">a</text:span><text:span text:style-name="T15">)</text:span> / <text:span text:style-name="T53">2</text:span>!</text:p>
          </table:table-cell>
        </table:table-row>
        <table:table-row table:style-name="Table4.1">
          <table:table-cell table:style-name="Table4.A1" office:value-type="string">
            <text:p text:style-name="P70">14</text:p>
          </table:table-cell>
          <table:table-cell table:style-name="Table4.B1" office:value-type="string">
            <text:p text:style-name="P33">c<text:span text:style-name="T4"> </text:span>[<text:span text:style-name="T53">3</text:span>] = <text:span text:style-name="T14">sin</text:span><text:span text:style-name="T15"> (</text:span><text:span text:style-name="T21">a</text:span><text:span text:style-name="T15">)</text:span> / <text:span text:style-name="T53">3</text:span>!</text:p>
          </table:table-cell>
        </table:table-row>
        <table:table-row table:style-name="Table4.1">
          <table:table-cell table:style-name="Table4.A1" office:value-type="string">
            <text:p text:style-name="P70">15</text:p>
          </table:table-cell>
          <table:table-cell table:style-name="Table4.B1" office:value-type="string">
            <text:p text:style-name="P33">c<text:span text:style-name="T4"> </text:span>[<text:span text:style-name="T53">4</text:span>] = <text:span text:style-name="T14">cos</text:span><text:span text:style-name="T15"> (</text:span><text:span text:style-name="T21">a</text:span><text:span text:style-name="T15">)</text:span> / <text:span text:style-name="T53">4</text:span>!</text:p>
          </table:table-cell>
        </table:table-row>
        <table:table-row table:style-name="Table4.1">
          <table:table-cell table:style-name="Table4.A1" office:value-type="string">
            <text:p text:style-name="P70">16</text:p>
          </table:table-cell>
          <table:table-cell table:style-name="Table4.B1" office:value-type="string">
            <text:p text:style-name="P33">c<text:span text:style-name="T4"> </text:span>[<text:span text:style-name="T53">5</text:span>] = <text:span text:style-name="T54">- </text:span><text:span text:style-name="T14">sin</text:span><text:span text:style-name="T15"> (</text:span><text:span text:style-name="T21">a</text:span><text:span text:style-name="T15">)</text:span> / <text:span text:style-name="T53">5</text:span>!</text:p>
          </table:table-cell>
        </table:table-row>
        <table:table-row table:style-name="Table4.1">
          <table:table-cell table:style-name="Table4.A1" office:value-type="string">
            <text:p text:style-name="P70">17</text:p>
          </table:table-cell>
          <table:table-cell table:style-name="Table4.B1" office:value-type="string">
            <text:p text:style-name="P33">c<text:span text:style-name="T4"> </text:span>[<text:span text:style-name="T53">6</text:span>] = <text:span text:style-name="T54">- </text:span><text:span text:style-name="T14">cos</text:span><text:span text:style-name="T15"> (</text:span><text:span text:style-name="T21">a</text:span><text:span text:style-name="T15">)</text:span> / <text:span text:style-name="T53">6</text:span>!</text:p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33"/>
          </table:table-cell>
        </table:table-row>
        <text:soft-page-break/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27">Note: c [1] = [d/dx] <text:s/>c[0]</text:p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27"/>
          </table:table-cell>
        </table:table-row>
        <table:table-row table:style-name="Table4.1">
          <table:table-cell table:style-name="Table4.A1" office:value-type="string">
            <text:p text:style-name="P70"/>
          </table:table-cell>
          <table:table-cell table:style-name="Table4.B1" office:value-type="string">
            <text:p text:style-name="P27">Now assign the value for (<text:span text:style-name="T58">0</text:span>). In this instance, we will use (0)</text:p>
          </table:table-cell>
        </table:table-row>
        <table:table-row table:style-name="Table4.1">
          <table:table-cell table:style-name="Table4.A1" office:value-type="string">
            <text:p text:style-name="P70">1<text:span text:style-name="T54">8</text:span></text:p>
          </table:table-cell>
          <table:table-cell table:style-name="Table4.B1" office:value-type="string">
            <text:p text:style-name="P33">c<text:span text:style-name="T4"> </text:span>[<text:span text:style-name="T53">0</text:span>] = <text:span text:style-name="T14">cos</text:span><text:span text:style-name="T15"> (</text:span><text:span text:style-name="T16">0</text:span><text:span text:style-name="T15">)</text:span> / <text:span text:style-name="T53">0</text:span>!</text:p>
          </table:table-cell>
        </table:table-row>
        <table:table-row table:style-name="Table4.1">
          <table:table-cell table:style-name="Table4.A1" office:value-type="string">
            <text:p text:style-name="P70">1<text:span text:style-name="T54">9</text:span></text:p>
          </table:table-cell>
          <table:table-cell table:style-name="Table4.B1" office:value-type="string">
            <text:p text:style-name="P33">c<text:span text:style-name="T4"> </text:span>[<text:span text:style-name="T53">1</text:span>] = <text:span text:style-name="T54">- </text:span><text:span text:style-name="T14">sin</text:span><text:span text:style-name="T15"> (</text:span><text:span text:style-name="T16">0</text:span><text:span text:style-name="T15">)</text:span> / <text:span text:style-name="T53">1</text:span>!</text:p>
          </table:table-cell>
        </table:table-row>
        <table:table-row table:style-name="Table4.1">
          <table:table-cell table:style-name="Table4.A1" office:value-type="string">
            <text:p text:style-name="P71">20</text:p>
          </table:table-cell>
          <table:table-cell table:style-name="Table4.B1" office:value-type="string">
            <text:p text:style-name="P33">c<text:span text:style-name="T4"> </text:span>[<text:span text:style-name="T53">2</text:span>] = <text:span text:style-name="T54">- </text:span><text:span text:style-name="T14">cos</text:span><text:span text:style-name="T15"> (</text:span><text:span text:style-name="T16">0</text:span><text:span text:style-name="T15">)</text:span> / <text:span text:style-name="T53">2</text:span>!</text:p>
          </table:table-cell>
        </table:table-row>
        <table:table-row table:style-name="Table4.1">
          <table:table-cell table:style-name="Table4.A1" office:value-type="string">
            <text:p text:style-name="P71">21</text:p>
          </table:table-cell>
          <table:table-cell table:style-name="Table4.B1" office:value-type="string">
            <text:p text:style-name="P33">c<text:span text:style-name="T4"> </text:span>[<text:span text:style-name="T53">3</text:span>] = <text:span text:style-name="T14">sin</text:span><text:span text:style-name="T15"> (</text:span><text:span text:style-name="T16">0</text:span><text:span text:style-name="T15">)</text:span> / <text:span text:style-name="T53">3</text:span>!</text:p>
          </table:table-cell>
        </table:table-row>
        <table:table-row table:style-name="Table4.1">
          <table:table-cell table:style-name="Table4.A1" office:value-type="string">
            <text:p text:style-name="P71">22</text:p>
          </table:table-cell>
          <table:table-cell table:style-name="Table4.B1" office:value-type="string">
            <text:p text:style-name="P33">c<text:span text:style-name="T4"> </text:span>[<text:span text:style-name="T53">4</text:span>] = <text:span text:style-name="T14">cos</text:span><text:span text:style-name="T15"> (</text:span><text:span text:style-name="T16">0</text:span><text:span text:style-name="T15">)</text:span> / <text:span text:style-name="T53">4</text:span>!</text:p>
          </table:table-cell>
        </table:table-row>
        <table:table-row table:style-name="Table4.1">
          <table:table-cell table:style-name="Table4.A1" office:value-type="string">
            <text:p text:style-name="P71">23</text:p>
          </table:table-cell>
          <table:table-cell table:style-name="Table4.B1" office:value-type="string">
            <text:p text:style-name="P33">c<text:span text:style-name="T4"> </text:span>[<text:span text:style-name="T53">5</text:span>] = <text:span text:style-name="T54">- </text:span><text:span text:style-name="T14">sin</text:span><text:span text:style-name="T15"> (</text:span><text:span text:style-name="T16">0</text:span><text:span text:style-name="T15">)</text:span> / <text:span text:style-name="T53">5</text:span>!</text:p>
          </table:table-cell>
        </table:table-row>
        <table:table-row table:style-name="Table4.1">
          <table:table-cell table:style-name="Table4.A1" office:value-type="string">
            <text:p text:style-name="P71">24</text:p>
          </table:table-cell>
          <table:table-cell table:style-name="Table4.B1" office:value-type="string">
            <text:p text:style-name="P33">c<text:span text:style-name="T4"> </text:span>[<text:span text:style-name="T53">6</text:span>] = <text:span text:style-name="T54">- </text:span><text:span text:style-name="T14">cos</text:span><text:span text:style-name="T15"> (</text:span><text:span text:style-name="T16">0</text:span><text:span text:style-name="T15">)</text:span> / <text:span text:style-name="T53">6</text:span>!</text:p>
          </table:table-cell>
        </table:table-row>
        <table:table-row table:style-name="Table4.1">
          <table:table-cell table:style-name="Table4.A1" office:value-type="string">
            <text:p text:style-name="P71"/>
          </table:table-cell>
          <table:table-cell table:style-name="Table4.B1" office:value-type="string">
            <text:p text:style-name="P33"/>
          </table:table-cell>
        </table:table-row>
        <table:table-row table:style-name="Table4.1">
          <table:table-cell table:style-name="Table4.A1" office:value-type="string">
            <text:p text:style-name="P71"/>
          </table:table-cell>
          <table:table-cell table:style-name="Table4.B1" office:value-type="string">
            <text:p text:style-name="P27">Evaluate sin (0) and cos (0), which is 0 and 1, respectively.</text:p>
          </table:table-cell>
        </table:table-row>
        <table:table-row table:style-name="Table4.1">
          <table:table-cell table:style-name="Table4.A1" office:value-type="string">
            <text:p text:style-name="P72">25</text:p>
          </table:table-cell>
          <table:table-cell table:style-name="Table4.B1" office:value-type="string">
            <text:p text:style-name="P33">c<text:span text:style-name="T4"> </text:span>[<text:span text:style-name="T53">0</text:span>] = <text:span text:style-name="T16">1</text:span> / <text:span text:style-name="T53">0</text:span>!</text:p>
          </table:table-cell>
        </table:table-row>
        <table:table-row table:style-name="Table4.1">
          <table:table-cell table:style-name="Table4.A1" office:value-type="string">
            <text:p text:style-name="P72">26</text:p>
          </table:table-cell>
          <table:table-cell table:style-name="Table4.B1" office:value-type="string">
            <text:p text:style-name="P33">c<text:span text:style-name="T4"> </text:span>[<text:span text:style-name="T53">1</text:span>] = <text:span text:style-name="T16">0</text:span> / <text:span text:style-name="T53">1</text:span>!</text:p>
          </table:table-cell>
        </table:table-row>
        <table:table-row table:style-name="Table4.1">
          <table:table-cell table:style-name="Table4.A1" office:value-type="string">
            <text:p text:style-name="P72">27</text:p>
          </table:table-cell>
          <table:table-cell table:style-name="Table4.B1" office:value-type="string">
            <text:p text:style-name="P33">c<text:span text:style-name="T4"> </text:span>[<text:span text:style-name="T53">2</text:span>] = <text:span text:style-name="T16">-1</text:span><text:span text:style-name="T54"> </text:span>/ <text:span text:style-name="T53">2</text:span>!</text:p>
          </table:table-cell>
        </table:table-row>
        <table:table-row table:style-name="Table4.1">
          <table:table-cell table:style-name="Table4.A1" office:value-type="string">
            <text:p text:style-name="P72">28</text:p>
          </table:table-cell>
          <table:table-cell table:style-name="Table4.B1" office:value-type="string">
            <text:p text:style-name="P33">c<text:span text:style-name="T4"> </text:span>[<text:span text:style-name="T53">3</text:span>] = <text:span text:style-name="T16">0</text:span> / <text:span text:style-name="T53">3</text:span>!</text:p>
          </table:table-cell>
        </table:table-row>
        <table:table-row table:style-name="Table4.1">
          <table:table-cell table:style-name="Table4.A1" office:value-type="string">
            <text:p text:style-name="P72">29</text:p>
          </table:table-cell>
          <table:table-cell table:style-name="Table4.B1" office:value-type="string">
            <text:p text:style-name="P33">c<text:span text:style-name="T4"> </text:span>[<text:span text:style-name="T53">4</text:span>] = <text:span text:style-name="T17">1</text:span> / <text:span text:style-name="T53">4</text:span>!</text:p>
          </table:table-cell>
        </table:table-row>
        <table:table-row table:style-name="Table4.1">
          <table:table-cell table:style-name="Table4.A1" office:value-type="string">
            <text:p text:style-name="P72">30</text:p>
          </table:table-cell>
          <table:table-cell table:style-name="Table4.B1" office:value-type="string">
            <text:p text:style-name="P33">c<text:span text:style-name="T4"> </text:span>[<text:span text:style-name="T53">5</text:span>] = <text:span text:style-name="T17">0</text:span> / <text:span text:style-name="T53">5</text:span>!</text:p>
          </table:table-cell>
        </table:table-row>
        <table:table-row table:style-name="Table4.1">
          <table:table-cell table:style-name="Table4.A1" office:value-type="string">
            <text:p text:style-name="P72">31</text:p>
          </table:table-cell>
          <table:table-cell table:style-name="Table4.B1" office:value-type="string">
            <text:p text:style-name="P33">c<text:span text:style-name="T4"> </text:span>[<text:span text:style-name="T53">6</text:span>] = <text:span text:style-name="T54">-</text:span><text:span text:style-name="T17">1</text:span> / <text:span text:style-name="T53">6</text:span>!</text:p>
          </table:table-cell>
        </table:table-row>
        <table:table-row table:style-name="Table4.1">
          <table:table-cell table:style-name="Table4.A1" office:value-type="string">
            <text:p text:style-name="P71"/>
          </table:table-cell>
          <table:table-cell table:style-name="Table4.B1" office:value-type="string">
            <text:p text:style-name="P33"/>
          </table:table-cell>
        </table:table-row>
        <table:table-row table:style-name="Table4.1">
          <table:table-cell table:style-name="Table4.A1" office:value-type="string">
            <text:p text:style-name="P71"/>
          </table:table-cell>
          <table:table-cell table:style-name="Table4.B1" office:value-type="string">
            <text:p text:style-name="P28">Replace c [n] from lines 11 - 17 in the Summation Statement to get the general Summation </text:p>
          </table:table-cell>
        </table:table-row>
        <table:table-row table:style-name="Table4.1">
          <table:table-cell table:style-name="Table4.A1" office:value-type="string">
            <text:p text:style-name="P72">32</text:p>
          </table:table-cell>
          <table:table-cell table:style-name="Table4.B1" office:value-type="string">
            <text:p text:style-name="P41">f (x) = Sum<text:span text:style-name="T2"> [n = 0 .. oo]</text:span> c<text:span text:style-name="T4"> </text:span>[n] <text:s/>(x - a)^n</text:p>
          </table:table-cell>
        </table:table-row>
        <table:table-row table:style-name="Table4.1">
          <table:table-cell table:style-name="Table4.A1" office:value-type="string">
            <text:p text:style-name="P72">33</text:p>
          </table:table-cell>
          <table:table-cell table:style-name="Table4.B1" office:value-type="string">
            <text:p text:style-name="P41">f (x) = Sum<text:span text:style-name="T2"> [n = 0 .. oo]</text:span> <text:s/><text:span text:style-name="T11">[d/dx]^n</text:span><text:span text:style-name="T18"> </text:span><text:span text:style-name="T14">sin (</text:span><text:span text:style-name="T21">a</text:span><text:span text:style-name="T15">)</text:span><text:span text:style-name="T18"> / n!</text:span> <text:s/>(x - a)^n</text:p>
          </table:table-cell>
        </table:table-row>
        <table:table-row table:style-name="Table4.1">
          <table:table-cell table:style-name="Table4.A1" office:value-type="string">
            <text:p text:style-name="P71"/>
          </table:table-cell>
          <table:table-cell table:style-name="Table4.B1" office:value-type="string">
            <text:p text:style-name="P41"/>
          </table:table-cell>
        </table:table-row>
        <table:table-row table:style-name="Table4.1">
          <table:table-cell table:style-name="Table4.A1" office:value-type="string">
            <text:p text:style-name="P71"/>
          </table:table-cell>
          <table:table-cell table:style-name="Table4.B1" office:value-type="string">
            <text:p text:style-name="P29">Remember, you set (a = 0) <text:span text:style-name="T58">in line 1, therefore the </text:span>only (x) <text:span text:style-name="T58">that </text:span>remains<text:span text:style-name="T58"> is from the summation equation, line 32</text:span></text:p>
          </table:table-cell>
        </table:table-row>
        <table:table-row table:style-name="Table4.1">
          <table:table-cell table:style-name="Table4.A1" office:value-type="string">
            <text:p text:style-name="P76">34</text:p>
          </table:table-cell>
          <table:table-cell table:style-name="Table4.B1" office:value-type="string">
            <text:p text:style-name="P42">f (x) = Sum<text:span text:style-name="T2"> [n = 0 .. oo]</text:span> <text:s/><text:span text:style-name="T9">[d/dx]^n</text:span><text:span text:style-name="T2"> </text:span><text:span text:style-name="T53">sin (</text:span><text:span text:style-name="T58">a</text:span><text:span text:style-name="T30">)</text:span><text:span text:style-name="T2"> / n!</text:span> <text:s/>(x - <text:span text:style-name="T20">0</text:span>)^n</text:p>
          </table:table-cell>
        </table:table-row>
        <table:table-row table:style-name="Table4.1">
          <table:table-cell table:style-name="Table4.A1" office:value-type="string">
            <text:p text:style-name="P71"/>
          </table:table-cell>
          <table:table-cell table:style-name="Table4.B1" office:value-type="string">
            <text:p text:style-name="P41"/>
          </table:table-cell>
        </table:table-row>
        <table:table-row table:style-name="Table4.1">
          <table:table-cell table:style-name="Table4.A1" office:value-type="string">
            <text:p text:style-name="P71"/>
          </table:table-cell>
          <table:table-cell table:style-name="Table4.B1" office:value-type="string">
            <text:p text:style-name="P73">Replace <text:span text:style-name="T56">{ </text:span><text:span text:style-name="T9">[d/dx]^n</text:span><text:span text:style-name="T2"> </text:span><text:span text:style-name="T53">sin (</text:span><text:span text:style-name="T58">a</text:span><text:span text:style-name="T30">)</text:span><text:span text:style-name="T2"> / n!</text:span><text:span text:style-name="T56"> }</text:span> the values in lines 25 - 31<text:span text:style-name="T56"> </text:span></text:p>
          </table:table-cell>
        </table:table-row>
        <table:table-row table:style-name="Table4.1">
          <table:table-cell table:style-name="Table4.A1" office:value-type="string">
            <text:p text:style-name="P75">3<text:span text:style-name="T57">5</text:span></text:p>
          </table:table-cell>
          <table:table-cell table:style-name="Table4.B1" office:value-type="string">
            <text:p text:style-name="P74">f (<text:span text:style-name="T56">x</text:span>) = <text:span text:style-name="T19">1 / 0!</text:span> <text:s/>(x)^<text:span text:style-name="T57">0</text:span></text:p>
          </table:table-cell>
        </table:table-row>
        <table:table-row table:style-name="Table4.1">
          <table:table-cell table:style-name="Table4.A1" office:value-type="string">
            <text:p text:style-name="P75"/>
          </table:table-cell>
          <table:table-cell table:style-name="Table4.B1" office:value-type="string">
            <text:p text:style-name="P13"><text:span text:style-name="T56"><text:s text:c="5"/>+</text:span> <text:span text:style-name="T54">0</text:span> / <text:span text:style-name="T53">1</text:span>!<text:span text:style-name="T6"> <text:s/>(x)^</text:span><text:span text:style-name="T7">1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75"/>
          </table:table-cell>
          <table:table-cell table:style-name="Table4.B1" office:value-type="string">
            <text:p text:style-name="P13"><text:span text:style-name="T56"><text:s text:c="5"/>+</text:span> <text:span text:style-name="T54">-1 </text:span>/ <text:span text:style-name="T53">2</text:span>!<text:span text:style-name="T6"> <text:s/>(x)^</text:span><text:span text:style-name="T7">2</text:span></text:p>
          </table:table-cell>
        </table:table-row>
        <table:table-row table:style-name="Table4.1">
          <table:table-cell table:style-name="Table4.A1" office:value-type="string">
            <text:p text:style-name="P75"/>
          </table:table-cell>
          <table:table-cell table:style-name="Table4.B1" office:value-type="string">
            <text:p text:style-name="P13"><text:span text:style-name="T56"><text:s text:c="5"/>+</text:span> <text:span text:style-name="T54">0</text:span> / <text:span text:style-name="T53">3</text:span>!<text:span text:style-name="T6"> <text:s/>(x)^</text:span><text:span text:style-name="T7">3</text:span></text:p>
          </table:table-cell>
        </table:table-row>
        <table:table-row table:style-name="Table4.1">
          <table:table-cell table:style-name="Table4.A1" office:value-type="string">
            <text:p text:style-name="P75"/>
          </table:table-cell>
          <table:table-cell table:style-name="Table4.B1" office:value-type="string">
            <text:p text:style-name="P13"><text:span text:style-name="T56"><text:s text:c="5"/>+</text:span> <text:span text:style-name="T55">1</text:span> / <text:span text:style-name="T53">4</text:span>!<text:span text:style-name="T6"> <text:s/>(x)^</text:span><text:span text:style-name="T7">4</text:span></text:p>
          </table:table-cell>
        </table:table-row>
        <table:table-row table:style-name="Table4.1">
          <table:table-cell table:style-name="Table4.A1" office:value-type="string">
            <text:p text:style-name="P75"/>
          </table:table-cell>
          <table:table-cell table:style-name="Table4.B1" office:value-type="string">
            <text:p text:style-name="P13"><text:span text:style-name="T56"><text:s text:c="5"/>+</text:span> <text:span text:style-name="T55">0</text:span> / <text:span text:style-name="T53">5</text:span>!<text:span text:style-name="T6"> <text:s/>(x)^</text:span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P75"/>
          </table:table-cell>
          <table:table-cell table:style-name="Table4.B1" office:value-type="string">
            <text:p text:style-name="P13"><text:span text:style-name="T56"><text:s text:c="5"/>+</text:span> <text:span text:style-name="T54">-</text:span><text:span text:style-name="T55">1</text:span> / <text:span text:style-name="T53">6</text:span>!<text:span text:style-name="T6"> <text:s/>(x)^</text:span><text:span text:style-name="T7">6</text:span></text:p>
          </table:table-cell>
        </table:table-row>
        <table:table-row table:style-name="Table4.1">
          <table:table-cell table:style-name="Table4.A1" office:value-type="string">
            <text:p text:style-name="P75"/>
          </table:table-cell>
          <table:table-cell table:style-name="Table4.B1" office:value-type="string"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75"/>
          </table:table-cell>
          <table:table-cell table:style-name="Table4.B1" office:value-type="string">
            <text:p text:style-name="P29">Now using your knownledge of squences, reduce the summation to a simple equation</text:p>
          </table:table-cell>
        </table:table-row>
        <table:table-row table:style-name="Table4.1">
          <table:table-cell table:style-name="Table4.A1" office:value-type="string">
            <text:p text:style-name="P76">36</text:p>
          </table:table-cell>
          <table:table-cell table:style-name="Table4.B1" office:value-type="string">
            <text:p text:style-name="P43">f (x) = Sum [n] (-1)^(n) x^(2n + 1) / (2n + 1)!</text:p>
          </table:table-cell>
        </table:table-row>
        <table:table-row table:style-name="Table4.1">
          <table:table-cell table:style-name="Table4.A1" office:value-type="string">
            <text:p text:style-name="P76"/>
          </table:table-cell>
          <table:table-cell table:style-name="Table4.B1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76"/>
          </table:table-cell>
          <table:table-cell table:style-name="Table4.B1" office:value-type="string">
            <text:p text:style-name="P30">This general form of the equation can be used to find any value of the original function .. in this case sine, from line 1</text:p>
          </table:table-cell>
        </table:table-row>
        <table:table-row table:style-name="Table4.1">
          <table:table-cell table:style-name="Table4.A1" office:value-type="string">
            <text:p text:style-name="P76"/>
          </table:table-cell>
          <table:table-cell table:style-name="Table4.B1" office:value-type="string">
            <text:p text:style-name="P30"/>
          </table:table-cell>
        </table:table-row>
        <table:table-row table:style-name="Table4.1">
          <table:table-cell table:style-name="Table4.A1" office:value-type="string">
            <text:p text:style-name="P76"/>
          </table:table-cell>
          <table:table-cell table:style-name="Table4.B1" office:value-type="string">
            <text:p text:style-name="P31">Check this work using XL or JavaScript or Python.</text:p>
          </table:table-cell>
        </table:table-row>
      </table:table>
      <text:p text:style-name="P69"/>
      <text:h text:style-name="Heading_20_1" text:outline-level="1"><text:bookmark-start text:name="__RefHeading___Toc61008_2645816805"/>Problems:<text:bookmark-end text:name="__RefHeading___Toc61008_2645816805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0">Find the Taylor Series for the following equations centered at (0)</text:p>
          </table:table-cell>
        </table:table-row>
        <table:table-row table:style-name="Table2.1">
          <table:table-cell table:style-name="Table2.A1" office:value-type="string">
            <text:p text:style-name="P63">1</text:p>
          </table:table-cell>
          <table:table-cell table:style-name="Table2.B1" office:value-type="string">
            <text:p text:style-name="P46">f (x) = sin (x)</text:p>
          </table:table-cell>
        </table:table-row>
        <table:table-row table:style-name="Table2.1">
          <table:table-cell table:style-name="Table2.A1" office:value-type="string">
            <text:p text:style-name="P63">2</text:p>
          </table:table-cell>
          <table:table-cell table:style-name="Table2.B1" office:value-type="string">
            <text:p text:style-name="P46">f (x) = cos (x)</text:p>
          </table:table-cell>
        </table:table-row>
        <table:table-row table:style-name="Table2.1">
          <table:table-cell table:style-name="Table2.A1" office:value-type="string">
            <text:p text:style-name="P63">3</text:p>
          </table:table-cell>
          <table:table-cell table:style-name="Table2.B1" office:value-type="string">
            <text:p text:style-name="P49">f (x) = <text:span text:style-name="T33">tan</text:span> (x)</text:p>
          </table:table-cell>
        </table:table-row>
        <table:table-row table:style-name="Table2.1">
          <table:table-cell table:style-name="Table2.A1" office:value-type="string">
            <text:p text:style-name="P63">4</text:p>
          </table:table-cell>
          <table:table-cell table:style-name="Table2.B1" office:value-type="string">
            <text:p text:style-name="P47">f (x) = <text:span text:style-name="T31">x cos</text:span> (x)</text:p>
          </table:table-cell>
        </table:table-row>
        <table:table-row table:style-name="Table2.1">
          <table:table-cell table:style-name="Table2.A1" office:value-type="string">
            <text:p text:style-name="P63">5</text:p>
          </table:table-cell>
          <table:table-cell table:style-name="Table2.B1" office:value-type="string">
            <text:p text:style-name="P50">f (x) = <text:span text:style-name="T34">x </text:span><text:span text:style-name="T31">e^x </text:span></text:p>
          </table:table-cell>
        </table:table-row>
        <table:table-row table:style-name="Table2.1">
          <table:table-cell table:style-name="Table2.A1" office:value-type="string">
            <text:p text:style-name="P63">6</text:p>
          </table:table-cell>
          <table:table-cell table:style-name="Table2.B1" office:value-type="string">
            <text:p text:style-name="P47">f (x) = <text:span text:style-name="T31">e^x </text:span>s<text:span text:style-name="T31">in</text:span> (x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1">Binomial Series</text:p>
          </table:table-cell>
        </table:table-row>
        <table:table-row table:style-name="Table2.1">
          <table:table-cell table:style-name="Table2.A1" office:value-type="string">
            <text:p text:style-name="P63">7</text:p>
          </table:table-cell>
          <table:table-cell table:style-name="Table2.B1" office:value-type="string">
            <text:p text:style-name="P47">f (x) = <text:span text:style-name="T31">(1 + x)^k, where k is a real number</text:span></text:p>
          </table:table-cell>
        </table:table-row>
        <table:table-row table:style-name="Table2.1">
          <table:table-cell table:style-name="Table2.A1" office:value-type="string">
            <text:p text:style-name="P63">8</text:p>
          </table:table-cell>
          <table:table-cell table:style-name="Table2.B1" office:value-type="string">
            <text:p text:style-name="P47">f (x) = <text:span text:style-name="T31">sqr (4 - x) or (4 - x)^.5</text:span></text:p>
          </table:table-cell>
        </table:table-row>
        <table:table-row table:style-name="Table2.1">
          <table:table-cell table:style-name="Table2.A1" office:value-type="string">
            <text:p text:style-name="P63">9</text:p>
          </table:table-cell>
          <table:table-cell table:style-name="Table2.B1" office:value-type="string">
            <text:p text:style-name="P48">f (x) = <text:span text:style-name="T32">1 / (1 - x) or (1 - x)^-1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8"/>
          </table:table-cell>
        </table:table-row>
        <table:table-row table:style-name="Table2.1">
          <table:table-cell table:style-name="Table2.A1" office:value-type="string">
            <text:p text:style-name="P63">10</text:p>
          </table:table-cell>
          <table:table-cell table:style-name="Table2.B1" office:value-type="string">
            <text:p text:style-name="P48">f (x) = <text:span text:style-name="T32">tan^-1 (x)</text:span></text:p>
          </table:table-cell>
        </table:table-row>
        <table:table-row table:style-name="Table2.1">
          <table:table-cell table:style-name="Table2.A1" office:value-type="string">
            <text:p text:style-name="P63">11</text:p>
          </table:table-cell>
          <table:table-cell table:style-name="Table2.B1" office:value-type="string">
            <text:p text:style-name="P48">f (x) = <text:span text:style-name="T32">ln (1 + x)</text:span></text:p>
          </table:table-cell>
        </table:table-row>
        <table:table-row table:style-name="Table2.1">
          <table:table-cell table:style-name="Table2.A1" office:value-type="string">
            <text:p text:style-name="P63">12</text:p>
          </table:table-cell>
          <table:table-cell table:style-name="Table2.B1" office:value-type="string">
            <text:p text:style-name="P48">f (x) = <text:span text:style-name="T32">-x^2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3">13</text:p>
          </table:table-cell>
          <table:table-cell table:style-name="Table2.B1" office:value-type="string">
            <text:p text:style-name="P57">f (x) = Sum [n = 0 .. oo] b[n] (x - 5)^n, find b [n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2">Given the following series, are they Taylor Series?</text:p>
          </table:table-cell>
        </table:table-row>
        <table:table-row table:style-name="Table2.1">
          <table:table-cell table:style-name="Table2.A1" office:value-type="string">
            <text:p text:style-name="P63">14</text:p>
          </table:table-cell>
          <table:table-cell table:style-name="Table2.B1" office:value-type="string">
            <text:p text:style-name="P58">1.6 - 0.8 (x-1) + 0.4 (x-1)^2 - 0.1 (x-1)^3 + ...</text:p>
          </table:table-cell>
        </table:table-row>
        <table:table-row table:style-name="Table2.1">
          <table:table-cell table:style-name="Table2.A1" office:value-type="string">
            <text:p text:style-name="P63">15</text:p>
          </table:table-cell>
          <table:table-cell table:style-name="Table2.B1" office:value-type="string">
            <text:p text:style-name="P58">2.8 + 0.5 (x-2) + 1.5 (x-2)^2 - 0.1 (x-2)^3 + ...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2">Find the Taylor Series for (f) centered at (<text:span text:style-name="T40">a</text:span>)</text:p>
          </table:table-cell>
        </table:table-row>
        <table:table-row table:style-name="Table2.1">
          <table:table-cell table:style-name="Table2.A1" office:value-type="string">
            <text:p text:style-name="P63">16</text:p>
          </table:table-cell>
          <table:table-cell table:style-name="Table2.B1" office:value-type="string">
            <text:p text:style-name="P59">[d/dx]^n f (0) = (-1)^n n! / 3^n (n + 1)<text:span text:style-name="T40">, a = 4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3">18</text:p>
          </table:table-cell>
          <table:table-cell table:style-name="Table2.B1" office:value-type="string">
            <text:p text:style-name="P59">f (x) = <text:span text:style-name="T35">(x)^(1/3), a = 8</text:span></text:p>
          </table:table-cell>
        </table:table-row>
        <table:table-row table:style-name="Table2.1">
          <table:table-cell table:style-name="Table2.A1" office:value-type="string">
            <text:p text:style-name="P63">19</text:p>
          </table:table-cell>
          <table:table-cell table:style-name="Table2.B1" office:value-type="string">
            <text:p text:style-name="P60"><text:span text:style-name="T30">f (x) = sin (x)</text:span><text:span text:style-name="T35">, a = PI / 6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63">20</text:p>
          </table:table-cell>
          <table:table-cell table:style-name="Table2.B1" office:value-type="string">
            <text:p text:style-name="P51">f (x) = <text:span text:style-name="T32">1 / (1 </text:span><text:span text:style-name="T35">+</text:span><text:span text:style-name="T32"> x) or (1 </text:span><text:span text:style-name="T35">+</text:span><text:span text:style-name="T32"> x)^-1</text:span><text:span text:style-name="T35">, a = 1</text:span></text:p>
          </table:table-cell>
        </table:table-row>
        <table:table-row table:style-name="Table2.1">
          <table:table-cell table:style-name="Table2.A1" office:value-type="string">
            <text:p text:style-name="P63">21</text:p>
          </table:table-cell>
          <table:table-cell table:style-name="Table2.B1" office:value-type="string">
            <text:p text:style-name="P51">f (x) = <text:span text:style-name="T35">ln (x), a = 1</text:span></text:p>
          </table:table-cell>
        </table:table-row>
        <table:table-row table:style-name="Table2.1">
          <table:table-cell table:style-name="Table2.A1" office:value-type="string">
            <text:p text:style-name="P63">22</text:p>
          </table:table-cell>
          <table:table-cell table:style-name="Table2.B1" office:value-type="string">
            <text:p text:style-name="P60"><text:span text:style-name="T30">f (x) = </text:span><text:span text:style-name="T35">cos^2</text:span><text:span text:style-name="T30"> (x)</text:span><text:span text:style-name="T35">, a = 0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3">23</text:p>
          </table:table-cell>
          <table:table-cell table:style-name="Table2.B1" office:value-type="string">
            <text:p text:style-name="P52">f (x) = <text:span text:style-name="T32">(1 - x)</text:span><text:span text:style-name="T36">^(-2)</text:span></text:p>
          </table:table-cell>
        </table:table-row>
        <table:table-row table:style-name="Table2.1">
          <table:table-cell table:style-name="Table2.A1" office:value-type="string">
            <text:p text:style-name="P63">24</text:p>
          </table:table-cell>
          <table:table-cell table:style-name="Table2.B1" office:value-type="string">
            <text:p text:style-name="P52">f (x) = <text:span text:style-name="T36">2^x</text:span></text:p>
          </table:table-cell>
        </table:table-row>
        <table:table-row table:style-name="Table2.1">
          <table:table-cell table:style-name="Table2.A1" office:value-type="string">
            <text:p text:style-name="P63">25</text:p>
          </table:table-cell>
          <table:table-cell table:style-name="Table2.B1" office:value-type="string">
            <text:p text:style-name="P52">f (x) = <text:span text:style-name="T36">sinh x</text:span></text:p>
          </table:table-cell>
        </table:table-row>
        <table:table-row table:style-name="Table2.1">
          <table:table-cell table:style-name="Table2.A1" office:value-type="string">
            <text:p text:style-name="P63">26</text:p>
          </table:table-cell>
          <table:table-cell table:style-name="Table2.B1" office:value-type="string">
            <text:p text:style-name="P52">f (x) = <text:span text:style-name="T36">ln</text:span><text:span text:style-name="T32"> (1 </text:span><text:span text:style-name="T36">+</text:span><text:span text:style-name="T32"> x)</text:span></text:p>
          </table:table-cell>
        </table:table-row>
        <table:table-row table:style-name="Table2.1">
          <table:table-cell table:style-name="Table2.A1" office:value-type="string">
            <text:p text:style-name="P63">27</text:p>
          </table:table-cell>
          <table:table-cell table:style-name="Table2.B1" office:value-type="string">
            <text:p text:style-name="P52">f (x) = <text:span text:style-name="T32">x</text:span><text:span text:style-name="T36">^(-2x</text:span><text:span text:style-name="T32">)</text:span></text:p>
          </table:table-cell>
        </table:table-row>
        <table:table-row table:style-name="Table2.1">
          <table:table-cell table:style-name="Table2.A1" office:value-type="string">
            <text:p text:style-name="P63">28</text:p>
          </table:table-cell>
          <table:table-cell table:style-name="Table2.B1" office:value-type="string">
            <text:p text:style-name="P52">f (x) = <text:span text:style-name="T36">x cos (x)</text:span></text:p>
          </table:table-cell>
        </table:table-row>
        <table:table-row table:style-name="Table2.1">
          <table:table-cell table:style-name="Table2.A1" office:value-type="string">
            <text:p text:style-name="P63">29</text:p>
          </table:table-cell>
          <table:table-cell table:style-name="Table2.B1" office:value-type="string">
            <text:p text:style-name="P52">f (x) = <text:span text:style-name="T36">cosh (x)</text:span></text:p>
          </table:table-cell>
        </table:table-row>
        <table:table-row table:style-name="Table2.1">
          <table:table-cell table:style-name="Table2.A1" office:value-type="string">
            <text:p text:style-name="P63">30</text:p>
          </table:table-cell>
          <table:table-cell table:style-name="Table2.B1" office:value-type="string">
            <text:p text:style-name="P52">f (x) = <text:span text:style-name="T36">x^6 - x^4 + 2, a = -2</text:span></text:p>
          </table:table-cell>
        </table:table-row>
        <table:table-row table:style-name="Table2.1">
          <table:table-cell table:style-name="Table2.A1" office:value-type="string">
            <text:p text:style-name="P63">31</text:p>
          </table:table-cell>
          <table:table-cell table:style-name="Table2.B1" office:value-type="string">
            <text:p text:style-name="P52">f (x) = <text:span text:style-name="T35">ln (x), a = </text:span><text:span text:style-name="T36">2</text:span></text:p>
          </table:table-cell>
        </table:table-row>
        <table:table-row table:style-name="Table2.1">
          <table:table-cell table:style-name="Table2.A1" office:value-type="string">
            <text:p text:style-name="P63">32</text:p>
          </table:table-cell>
          <table:table-cell table:style-name="Table2.B1" office:value-type="string">
            <text:p text:style-name="P52">f (x) = <text:span text:style-name="T32">x</text:span><text:span text:style-name="T36">^(2x</text:span><text:span text:style-name="T32">)</text:span><text:span text:style-name="T36">, a = 3</text:span></text:p>
          </table:table-cell>
        </table:table-row>
        <table:table-row table:style-name="Table2.1">
          <table:table-cell table:style-name="Table2.A1" office:value-type="string">
            <text:p text:style-name="P63">33</text:p>
          </table:table-cell>
          <table:table-cell table:style-name="Table2.B1" office:value-type="string">
            <text:p text:style-name="P52">f (x) = sin (x)<text:span text:style-name="T36">, a = PI</text:span></text:p>
          </table:table-cell>
        </table:table-row>
        <table:table-row table:style-name="Table2.1">
          <table:table-cell table:style-name="Table2.A1" office:value-type="string">
            <text:p text:style-name="P63">34</text:p>
          </table:table-cell>
          <table:table-cell table:style-name="Table2.B1" office:value-type="string">
            <text:p text:style-name="P52">f (x) = <text:span text:style-name="T32">1 / x or (x)^-1</text:span><text:span text:style-name="T35">, a = </text:span><text:span text:style-name="T36">-3</text:span></text:p>
          </table:table-cell>
        </table:table-row>
        <table:table-row table:style-name="Table2.1">
          <table:table-cell table:style-name="Table2.A1" office:value-type="string">
            <text:p text:style-name="P63">35</text:p>
          </table:table-cell>
          <table:table-cell table:style-name="Table2.B1" office:value-type="string">
            <text:p text:style-name="P52">f (x) = <text:span text:style-name="T36">cos (x), a = PI / 2</text:span></text:p>
          </table:table-cell>
        </table:table-row>
        <table:table-row table:style-name="Table2.1">
          <table:table-cell table:style-name="Table2.A1" office:value-type="string">
            <text:p text:style-name="P63">36</text:p>
          </table:table-cell>
          <table:table-cell table:style-name="Table2.B1" office:value-type="string">
            <text:p text:style-name="P52">f (x) = <text:span text:style-name="T31">sqr (x) or (x)^.5</text:span><text:span text:style-name="T36">, a = 16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3">37</text:p>
          </table:table-cell>
          <table:table-cell table:style-name="Table2.B1" office:value-type="string">
            <text:p text:style-name="P53">f (x) = <text:span text:style-name="T37">arc</text:span><text:span text:style-name="T38"> </text:span><text:span text:style-name="T37">tan (x^2)</text:span></text:p>
          </table:table-cell>
        </table:table-row>
        <table:table-row table:style-name="Table2.1">
          <table:table-cell table:style-name="Table2.A1" office:value-type="string">
            <text:p text:style-name="P63">38</text:p>
          </table:table-cell>
          <table:table-cell table:style-name="Table2.B1" office:value-type="string">
            <text:p text:style-name="P53">f (x) = <text:span text:style-name="T37">x cos (2x)</text:span></text:p>
          </table:table-cell>
        </table:table-row>
        <table:table-row table:style-name="Table2.1">
          <table:table-cell table:style-name="Table2.A1" office:value-type="string">
            <text:p text:style-name="P63">39</text:p>
          </table:table-cell>
          <table:table-cell table:style-name="Table2.B1" office:value-type="string">
            <text:p text:style-name="P53">f (x) = <text:span text:style-name="T37">x cos (PI x / 4)</text:span></text:p>
          </table:table-cell>
        </table:table-row>
        <table:table-row table:style-name="Table2.1">
          <table:table-cell table:style-name="Table2.A1" office:value-type="string">
            <text:p text:style-name="P63">40</text:p>
          </table:table-cell>
          <table:table-cell table:style-name="Table2.B1" office:value-type="string">
            <text:p text:style-name="P53">f (x) = <text:span text:style-name="T37">e^3x - e^2x</text:span></text:p>
          </table:table-cell>
        </table:table-row>
        <table:table-row table:style-name="Table2.1">
          <table:table-cell table:style-name="Table2.A1" office:value-type="string">
            <text:p text:style-name="P63">41</text:p>
          </table:table-cell>
          <table:table-cell table:style-name="Table2.B1" office:value-type="string">
            <text:p text:style-name="P53">f (x) = <text:span text:style-name="T37">x cos (1/2 x^2)</text:span></text:p>
          </table:table-cell>
        </table:table-row>
        <table:table-row table:style-name="Table2.1">
          <table:table-cell table:style-name="Table2.A1" office:value-type="string">
            <text:p text:style-name="P63">42</text:p>
          </table:table-cell>
          <table:table-cell table:style-name="Table2.B1" office:value-type="string">
            <text:p text:style-name="P53">f (x) = <text:span text:style-name="T37">x^2 / sqr (2 + x)</text:span></text:p>
          </table:table-cell>
        </table:table-row>
        <table:table-row table:style-name="Table2.1">
          <table:table-cell table:style-name="Table2.A1" office:value-type="string">
            <text:p text:style-name="P63">43</text:p>
          </table:table-cell>
          <table:table-cell table:style-name="Table2.B1" office:value-type="string">
            <text:p text:style-name="P53">f (x) = <text:span text:style-name="T37">sin^2 (x)</text:span></text:p>
          </table:table-cell>
        </table:table-row>
        <table:table-row table:style-name="Table2.1">
          <table:table-cell table:style-name="Table2.A1" office:value-type="string">
            <text:p text:style-name="P63">44</text:p>
          </table:table-cell>
          <table:table-cell table:style-name="Table2.B1" office:value-type="string">
            <text:p text:style-name="P53">f (x) = <text:span text:style-name="T37">1/2 ( 1 - cos (2x) )</text:span></text:p>
          </table:table-cell>
        </table:table-row>
        <table:table-row table:style-name="Table2.1">
          <table:table-cell table:style-name="Table2.A1" office:value-type="string">
            <text:p text:style-name="P63">45</text:p>
          </table:table-cell>
          <table:table-cell table:style-name="Table2.B1" office:value-type="string">
            <text:p text:style-name="P54">f (x) = <text:span text:style-name="T37">cos (x</text:span><text:span text:style-name="T38">^2</text:span><text:span text:style-name="T37">)</text:span></text:p>
          </table:table-cell>
        </table:table-row>
        <table:table-row table:style-name="Table2.1">
          <table:table-cell table:style-name="Table2.A1" office:value-type="string">
            <text:p text:style-name="P63">46</text:p>
          </table:table-cell>
          <table:table-cell table:style-name="Table2.B1" office:value-type="string">
            <text:p text:style-name="P54">f (x) = <text:span text:style-name="T38">x</text:span><text:span text:style-name="T37"> </text:span><text:span text:style-name="T38">e^</text:span><text:span text:style-name="T37">(</text:span><text:span text:style-name="T38">-</text:span><text:span text:style-name="T37">x)</text:span></text:p>
          </table:table-cell>
        </table:table-row>
        <table:table-row table:style-name="Table2.1">
          <table:table-cell table:style-name="Table2.A1" office:value-type="string">
            <text:p text:style-name="P63">47</text:p>
          </table:table-cell>
          <table:table-cell table:style-name="Table2.B1" office:value-type="string">
            <text:p text:style-name="P54">f (x) = <text:span text:style-name="T38">ln (1 + x^2)</text:span></text:p>
          </table:table-cell>
        </table:table-row>
        <table:table-row table:style-name="Table2.1">
          <table:table-cell table:style-name="Table2.A1" office:value-type="string">
            <text:p text:style-name="P63">48</text:p>
          </table:table-cell>
          <table:table-cell table:style-name="Table2.B1" office:value-type="string">
            <text:p text:style-name="P54">f (x) = <text:span text:style-name="T38">arc tan</text:span><text:span text:style-name="T37"> (x</text:span><text:span text:style-name="T38">^2</text:span><text:span text:style-name="T37">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</table:table>
      <text:h text:style-name="P85" text:outline-level="4"><text:bookmark-start text:name="__RefHeading___Toc61010_2645816805"/>Using Excel<text:bookmark-end text:name="__RefHeading___Toc61010_2645816805"/></text:h>
      <text:h text:style-name="P87" text:outline-level="4"><text:bookmark-start text:name="__RefHeading___Toc61012_2645816805"/>Graph the Sine function in XL us<text:span text:style-name="T52">ing</text:span> the Taylor Series to estimate the function from 0 to 2 PI.<text:bookmark-end text:name="__RefHeading___Toc61012_2645816805"/></text:h>
      <text:h text:style-name="P87" text:outline-level="4"><text:bookmark-start text:name="__RefHeading___Toc61014_2645816805"/>Excel can't directly generate the Taylor series for sine and plot it alongside the original sine function, but we can achieve a similar result. Here's how:<text:bookmark-end text:name="__RefHeading___Toc61014_2645816805"/></text:h>
      <text:p text:style-name="Text_20_body"><text:span text:style-name="Strong_20_Emphasis">1. Setting Up Data:</text:span></text:p>
      <text:list text:style-name="L1">
        <text:list-item>
          <text:p text:style-name="P89"><text:span text:style-name="Strong_20_Emphasis">X-values (Input):</text:span> In column A, enter values for x from 0 to 2 PI. You can start in A<text:span text:style-name="T42">3</text:span> with 0 and use the formula <text:span text:style-name="Source_20_Text">=A</text:span><text:span text:style-name="Source_20_Text"><text:span text:style-name="T52">3</text:span></text:span><text:span text:style-name="Source_20_Text">+PI</text:span><text:span text:style-name="Source_20_Text"><text:span text:style-name="T42">()</text:span></text:span><text:span text:style-name="Source_20_Text">/10</text:span> (adjust the increment for more/less detail) in A<text:span text:style-name="T42">4</text:span> and drag down to fill remaining cells (say, A<text:span text:style-name="T42">4</text:span>:A50). </text:p>
        </text:list-item>
        <text:list-item>
          <text:p text:style-name="P88"><text:span text:style-name="Strong_20_Emphasis">Sine Function (Actual):</text:span> In column B, enter the formula <text:span text:style-name="Source_20_Text">=SIN(A</text:span><text:span text:style-name="Source_20_Text"><text:span text:style-name="T42">3</text:span></text:span><text:span text:style-name="Source_20_Text">)</text:span> in B<text:span text:style-name="T42">3</text:span> and copy down to match your x-values (B<text:span text:style-name="T42">3</text:span>:B50). </text:p>
        </text:list-item>
      </text:list>
      <text:p text:style-name="Text_20_body"><text:span text:style-name="Strong_20_Emphasis">2. Taylor Series Approximation:</text:span></text:p>
      <text:list text:style-name="L2">
        <text:list-item>
          <text:p text:style-name="P91">Choose a degree for the Taylor series approximation (e.g., try degree 3 for starters). Let's use columns C to E for terms. </text:p>
        </text:list-item>
        <text:list-item>
          <text:p text:style-name="P93">In cells C2 .. E2, enter the numbers 0, 1, and 2. These numbers represent the level of differntiation.</text:p>
        </text:list-item>
        <text:list-item>
          <text:p text:style-name="P92">In cell C<text:span text:style-name="T43">3</text:span>, enter <text:span text:style-name="Source_20_Text"><text:span text:style-name="T44">=(-1)^</text:span></text:span><text:span text:style-name="Source_20_Text"><text:span text:style-name="T45">C</text:span></text:span><text:span text:style-name="Source_20_Text"><text:span text:style-name="T44">2*A3^(2*</text:span></text:span><text:span text:style-name="Source_20_Text"><text:span text:style-name="T45">C</text:span></text:span><text:span text:style-name="Source_20_Text"><text:span text:style-name="T44">2+1) / FACT(2*</text:span></text:span><text:span text:style-name="Source_20_Text"><text:span text:style-name="T45">C</text:span></text:span><text:span text:style-name="Source_20_Text"><text:span text:style-name="T44">2+1)</text:span></text:span></text:p>
        </text:list-item>
        <text:list-item>
          <text:p text:style-name="P91"><text:soft-page-break/>In cell D<text:span text:style-name="T43">3</text:span>, enter <text:span text:style-name="T47">=(-1)^</text:span><text:span text:style-name="T48">D</text:span><text:span text:style-name="T47">2*A3^(2*</text:span><text:span text:style-name="T48">D</text:span><text:span text:style-name="T47">2+1) / FACT(2*</text:span><text:span text:style-name="T48">D</text:span><text:span text:style-name="T47">2+1)</text:span></text:p>
        </text:list-item>
        <text:list-item>
          <text:p text:style-name="P92">In cell E<text:span text:style-name="T43">3</text:span>, enter <text:span text:style-name="Source_20_Text"><text:span text:style-name="T44">=(-1)^</text:span></text:span><text:span text:style-name="Source_20_Text"><text:span text:style-name="T46">E</text:span></text:span><text:span text:style-name="Source_20_Text"><text:span text:style-name="T44">2*A3^(2*</text:span></text:span><text:span text:style-name="Source_20_Text"><text:span text:style-name="T46">E</text:span></text:span><text:span text:style-name="Source_20_Text"><text:span text:style-name="T44">2+1) / FACT(2*</text:span></text:span><text:span text:style-name="Source_20_Text"><text:span text:style-name="T46">E</text:span></text:span><text:span text:style-name="Source_20_Text"><text:span text:style-name="T44">2+1)</text:span></text:span></text:p>
        </text:list-item>
        <text:list-item>
          <text:p text:style-name="P92">. This is the third-degree term. You can adjust the exponent and coefficient based on your chosen degree. </text:p>
        </text:list-item>
        <text:list-item>
          <text:p text:style-name="P91">Now, create the summation formula for the Taylor series. In cell F<text:span text:style-name="T43">3</text:span>, enter <text:span text:style-name="Source_20_Text">=</text:span><text:span text:style-name="Source_20_Text"><text:span text:style-name="T43">SUM(</text:span></text:span><text:span text:style-name="Source_20_Text">C</text:span><text:span text:style-name="Source_20_Text"><text:span text:style-name="T43">3:</text:span></text:span><text:span text:style-name="Source_20_Text">E</text:span><text:span text:style-name="Source_20_Text"><text:span text:style-name="T43">3)</text:span></text:span>. This calculates the approximation for x in cell A<text:span text:style-name="T43">3.</text:span> </text:p>
        </text:list-item>
        <text:list-item>
          <text:p text:style-name="P90">Copy the formula in F<text:span text:style-name="T43">3</text:span> down to all rows with x-values (F<text:span text:style-name="T43">3</text:span>:F50). </text:p>
        </text:list-item>
      </text:list>
      <text:p text:style-name="Text_20_body"><text:span text:style-name="Strong_20_Emphasis">3. Plotting the Graph:</text:span></text:p>
      <text:list text:style-name="L3">
        <text:list-item>
          <text:p text:style-name="P95">Select columns A (x-values) and B (actual sine) together. </text:p>
        </text:list-item>
        <text:list-item>
          <text:p text:style-name="P95">Go to the "Insert" tab and choose a line chart (e.g., Line). </text:p>
        </text:list-item>
        <text:list-item>
          <text:p text:style-name="P94">Now, select just column A (x-values) and F (Taylor series approximation). Add this as a separate line series to the same chart. </text:p>
        </text:list-item>
      </text:list>
      <text:p text:style-name="Text_20_body"><text:span text:style-name="Strong_20_Emphasis">4. Customizing the Graph:</text:span></text:p>
      <text:list text:style-name="L4">
        <text:list-item>
          <text:p text:style-name="P97">Add labels to the x and y-axes according to your data. </text:p>
        </text:list-item>
        <text:list-item>
          <text:p text:style-name="P97">You can adjust the legend to differentiate the sine function and Taylor series lines. </text:p>
        </text:list-item>
        <text:list-item>
          <text:p text:style-name="P96">Consider adding a title to your chart. </text:p>
        </text:list-item>
      </text:list>
      <text:p text:style-name="Text_20_body"><text:span text:style-name="Strong_20_Emphasis">Additional Notes:</text:span></text:p>
      <text:list text:style-name="L5">
        <text:list-item>
          <text:p text:style-name="P99"><text:soft-page-break/>You can experiment with different degrees for the Taylor series approximation in columns C to E and see how it affects the accuracy of the fit. </text:p>
        </text:list-item>
        <text:list-item>
          <text:p text:style-name="P98">Remember, the Taylor series provides an increasingly accurate approximation as you include more terms (higher degrees). </text:p>
        </text:list-item>
      </text:list>
      <text:p text:style-name="Text_20_body">This approach lets you visualize the sine function and its Taylor series approximation on the same graph in Excel. While it's not a fully symbolic representation, it offers a good visual understanding of the concept</text:p>
      <text:h text:style-name="P87" text:outline-level="4"/>
      <text:h text:style-name="P83" text:outline-level="1"><text:bookmark-start text:name="__RefHeading___Toc61016_2645816805"/>Examples<text:bookmark-end text:name="__RefHeading___Toc61016_2645816805"/></text:h>
      <text:p text:style-name="P66">Provided here are <text:span text:style-name="T41">three</text:span> examples that <text:span text:style-name="T41">demonstrate how </text:span>the Taylor Series <text:span text:style-name="T41">can be used</text:span>.</text:p>
      <text:p text:style-name="P66"/>
      <text:h text:style-name="P84" text:outline-level="3"><text:bookmark-start text:name="__RefHeading___Toc61018_2645816805"/>Example 1<text:bookmark-end text:name="__RefHeading___Toc61018_2645816805"/></text:h>
      <text:p text:style-name="P66">Given a Circle, using the pie slice method, approximate the ratio of the circumphrence of the circle to its radius.</text:p>
      <text:p text:style-name="P10"/>
      <text:h text:style-name="P84" text:outline-level="3"><text:bookmark-start text:name="__RefHeading___Toc61020_2645816805"/>Example 2<text:bookmark-end text:name="__RefHeading___Toc61020_2645816805"/></text:h>
      <text:h text:style-name="P100" text:outline-level="4"><text:bookmark-start text:name="__RefHeading___Toc61022_2645816805"/>Fit a curve<text:span text:style-name="T49">.</text:span><text:bookmark-end text:name="__RefHeading___Toc61022_2645816805"/></text:h>
      <text:h text:style-name="P86" text:outline-level="4"><text:bookmark-start text:name="__RefHeading___Toc61024_2645816805"/>Notes:<text:bookmark-end text:name="__RefHeading___Toc61024_2645816805"/></text:h>
      <text:p text:style-name="P67">The Taylor Series must converge to become a function.</text:p>
      <text:p text:style-name="P67">Where does the Taylor Series get used in Physics? (foreshadowing)</text:p>
      <text:p text:style-name="P68">What is the Radius of Convergence?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3.661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3.8583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cee2d"/>
    </style:style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21:39:37.935827571</meta:creation-date>
    <dc:date>2024-06-13T00:38:10.264333291</dc:date>
    <meta:editing-duration>PT4H42M7S</meta:editing-duration>
    <meta:editing-cycles>20</meta:editing-cycles>
    <meta:generator>LibreOffice/7.5.9.2$Linux_X86_64 LibreOffice_project/50$Build-2</meta:generator>
    <meta:print-date>2024-06-13T00:33:26.661147819</meta:print-date>
    <meta:document-statistic meta:table-count="4" meta:image-count="0" meta:object-count="1" meta:page-count="15" meta:paragraph-count="438" meta:word-count="2448" meta:character-count="10049" meta:non-whitespace-character-count="797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59cm" svg:height="5.714cm" xlink:href="." xlink:type="simple" chart:class="chart:line" chart:style-name="ch1">
        <chart:plot-area chart:style-name="ch2" chart:data-source-has-labels="both" svg:x="0.203cm" svg:y="0.114cm" svg:width="9.753cm" svg:height="5.486cm">
          <chart:coordinate-region svg:x="1.962cm" svg:y="0.313cm" svg:width="7.807cm" svg:height="5.088cm"/>
          <chart:axis chart:dimension="x" chart:name="primary-x" chart:style-name="ch3" chartooo:axis-type="text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" chart:label-cell-address="local-table.$B$1" chart:class="chart:line">
            <chart:data-point chart:repeated="15"/>
          </chart:series>
          <chart:series chart:style-name="ch7" chart:values-cell-range-address="local-table.$C$2:.$C$16" chart:label-cell-address="local-table.$C$1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017">
                <text:p>0.951056516295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99999999993977">
                <text:p>0.999999999993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161938">
                <text:p>0.951056516161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09016992550917">
                <text:p>0.809016992550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34711849">
                <text:p>0.587785234711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309016864799004">
                <text:p>0.309016864799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00000077278588943064">
                <text:p>-0.00000077278588943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309020877264873">
                <text:p>-0.309020877264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802185779768">
                <text:p>-0.587802185779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809082557033066">
                <text:p>-0.809082557033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951285878733714">
                <text:p>-0.951285878733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